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31"/>
    <style:style style:name="ce2" style:family="table-cell" style:parent-style-name="Default" style:data-style-name="N126"/>
    <style:style style:name="ce3" style:family="table-cell" style:parent-style-name="Default" style:data-style-name="N144"/>
    <style:style style:name="ce4" style:family="table-cell" style:parent-style-name="Default" style:data-style-name="N144">
      <style:text-properties style:font-name="Liberation Sans" style:font-name-asian="Droid Sans Fallback" style:font-name-complex="DejaVu Sans"/>
    </style:style>
    <style:style style:name="ce5" style:family="table-cell" style:parent-style-name="Default">
      <style:text-properties style:font-name="Liberation Sans" style:font-name-asian="Droid Sans Fallback" style:font-name-complex="DejaVu Sans"/>
    </style:style>
    <style:style style:name="ce6" style:family="table-cell" style:parent-style-name="Default" style:data-style-name="N1">
      <style:text-properties style:font-name="Liberation Sans" style:font-name-asian="Droid Sans Fallback" style:font-name-complex="DejaVu Sans"/>
    </style:style>
  </office:automatic-styles>
  <office:body>
    <office:spreadsheet>
      <table:table table:name="data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Int</text:p>
          </table:table-cell>
          <table:table-cell table:style-name="Default" office:value-type="string">
            <text:p>Float</text:p>
          </table:table-cell>
          <table:table-cell table:style-name="Default" office:value-type="string">
            <text:p>Money</text:p>
          </table:table-cell>
          <table:table-cell office:value-type="string">
            <text:p>String</text:p>
          </table:table-cell>
          <table:table-cell office:value-type="string">
            <text:p>Targe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A2]*3-1" office:value-type="float" office:value="44">
            <text:p>44</text:p>
          </table:table-cell>
          <table:table-cell office:value-type="float" office:value="8.46430012024939">
            <text:p>8.46430</text:p>
          </table:table-cell>
          <table:table-cell office:value-type="currency" office:currency="USD" office:value="22.8909327182919">
            <text:p>$22.89093</text:p>
          </table:table-cell>
          <table:table-cell office:value-type="string">
            <text:p>A</text:p>
          </table:table-cell>
          <table:table-cell table:formula="of:=IF([.B2]-[.C2]+[.D2]&gt;75;1;0)" office:value-type="float" office:value="0">
            <text:p>0</text:p>
          </table:table-cell>
        </table:table-row>
        <table:table-row table:style-name="ro1">
          <table:table-cell table:formula="of:=[.A2]+1" office:value-type="float" office:value="16">
            <text:p>16</text:p>
          </table:table-cell>
          <table:table-cell table:formula="of:=[.A3]*3-1" office:value-type="float" office:value="47">
            <text:p>47</text:p>
          </table:table-cell>
          <table:table-cell office:value-type="float" office:value="4.13761420641094">
            <text:p>4.13761</text:p>
          </table:table-cell>
          <table:table-cell office:value-type="currency" office:currency="USD" office:value="24.7958705760539">
            <text:p>$24.79587</text:p>
          </table:table-cell>
          <table:table-cell office:value-type="string">
            <text:p>B</text:p>
          </table:table-cell>
          <table:table-cell table:formula="of:=IF([.B3]-[.C3]+[.D3]&gt;75;1;0)" office:value-type="float" office:value="0">
            <text:p>0</text:p>
          </table:table-cell>
        </table:table-row>
        <table:table-row table:style-name="ro1">
          <table:table-cell table:formula="of:=[.A3]+1" office:value-type="float" office:value="17">
            <text:p>17</text:p>
          </table:table-cell>
          <table:table-cell table:formula="of:=[.A4]*3-1" office:value-type="float" office:value="50">
            <text:p>50</text:p>
          </table:table-cell>
          <table:table-cell office:value-type="float" office:value="11.1959362169728">
            <text:p>11.19594</text:p>
          </table:table-cell>
          <table:table-cell office:value-type="currency" office:currency="USD" office:value="30.8323937002569">
            <text:p>$30.83239</text:p>
          </table:table-cell>
          <table:table-cell office:value-type="string">
            <text:p>C</text:p>
          </table:table-cell>
          <table:table-cell table:formula="of:=IF([.B4]-[.C4]+[.D4]&gt;75;1;0)" office:value-type="float" office:value="0">
            <text:p>0</text:p>
          </table:table-cell>
        </table:table-row>
        <table:table-row table:style-name="ro1">
          <table:table-cell table:formula="of:=[.A4]+1" office:value-type="float" office:value="18">
            <text:p>18</text:p>
          </table:table-cell>
          <table:table-cell table:formula="of:=[.A5]*3-1" office:value-type="float" office:value="53">
            <text:p>53</text:p>
          </table:table-cell>
          <table:table-cell office:value-type="float" office:value="30.2270423155278">
            <text:p>30.22704</text:p>
          </table:table-cell>
          <table:table-cell office:value-type="currency" office:currency="USD" office:value="27.8797241859138">
            <text:p>$27.87972</text:p>
          </table:table-cell>
          <table:table-cell office:value-type="string">
            <text:p>C</text:p>
          </table:table-cell>
          <table:table-cell table:formula="of:=IF([.B5]-[.C5]+[.D5]&gt;75;1;0)" office:value-type="float" office:value="0">
            <text:p>0</text:p>
          </table:table-cell>
        </table:table-row>
        <table:table-row table:style-name="ro1">
          <table:table-cell table:formula="of:=[.A5]+1" office:value-type="float" office:value="19">
            <text:p>19</text:p>
          </table:table-cell>
          <table:table-cell table:formula="of:=[.A6]*3-1" office:value-type="float" office:value="56">
            <text:p>56</text:p>
          </table:table-cell>
          <table:table-cell office:value-type="float" office:value="40.4368312330917">
            <text:p>40.43683</text:p>
          </table:table-cell>
          <table:table-cell office:value-type="currency" office:currency="USD" office:value="54.973349859938">
            <text:p>$54.97335</text:p>
          </table:table-cell>
          <table:table-cell office:value-type="string">
            <text:p>B</text:p>
          </table:table-cell>
          <table:table-cell table:formula="of:=IF([.B6]-[.C6]+[.D6]&gt;75;1;0)" office:value-type="float" office:value="0">
            <text:p>0</text:p>
          </table:table-cell>
        </table:table-row>
        <table:table-row table:style-name="ro1">
          <table:table-cell table:formula="of:=[.A6]+1" office:value-type="float" office:value="20">
            <text:p>20</text:p>
          </table:table-cell>
          <table:table-cell table:formula="of:=[.A7]*3-1" office:value-type="float" office:value="59">
            <text:p>59</text:p>
          </table:table-cell>
          <table:table-cell office:value-type="float" office:value="21.4792518876493">
            <text:p>21.47925</text:p>
          </table:table-cell>
          <table:table-cell office:value-type="currency" office:currency="USD" office:value="67.5916087348014">
            <text:p>$67.59161</text:p>
          </table:table-cell>
          <table:table-cell office:value-type="string">
            <text:p>A</text:p>
          </table:table-cell>
          <table:table-cell table:formula="of:=IF([.B7]-[.C7]+[.D7]&gt;75;1;0)" office:value-type="float" office:value="1">
            <text:p>1</text:p>
          </table:table-cell>
        </table:table-row>
        <table:table-row table:style-name="ro1">
          <table:table-cell table:formula="of:=[.A7]+1" office:value-type="float" office:value="21">
            <text:p>21</text:p>
          </table:table-cell>
          <table:table-cell table:formula="of:=[.A8]*3-1" office:value-type="float" office:value="62">
            <text:p>62</text:p>
          </table:table-cell>
          <table:table-cell office:value-type="float" office:value="12.599994475022">
            <text:p>12.59999</text:p>
          </table:table-cell>
          <table:table-cell office:value-type="currency" office:currency="USD" office:value="49.7971158940345">
            <text:p>$49.79712</text:p>
          </table:table-cell>
          <table:table-cell office:value-type="string">
            <text:p>B</text:p>
          </table:table-cell>
          <table:table-cell table:formula="of:=IF([.B8]-[.C8]+[.D8]&gt;75;1;0)" office:value-type="float" office:value="1">
            <text:p>1</text:p>
          </table:table-cell>
        </table:table-row>
        <table:table-row table:style-name="ro1">
          <table:table-cell table:formula="of:=[.A8]+1" office:value-type="float" office:value="22">
            <text:p>22</text:p>
          </table:table-cell>
          <table:table-cell table:formula="of:=[.A9]*3-1" office:value-type="float" office:value="65">
            <text:p>65</text:p>
          </table:table-cell>
          <table:table-cell office:value-type="float" office:value="13.9785405714065">
            <text:p>13.97854</text:p>
          </table:table-cell>
          <table:table-cell office:value-type="currency" office:currency="USD" office:value="26.608183933422">
            <text:p>$26.60818</text:p>
          </table:table-cell>
          <table:table-cell office:value-type="string">
            <text:p>C</text:p>
          </table:table-cell>
          <table:table-cell table:formula="of:=IF([.B9]-[.C9]+[.D9]&gt;75;1;0)" office:value-type="float" office:value="1">
            <text:p>1</text:p>
          </table:table-cell>
        </table:table-row>
        <table:table-row table:style-name="ro1">
          <table:table-cell table:formula="of:=[.A9]+1" office:value-type="float" office:value="23">
            <text:p>23</text:p>
          </table:table-cell>
          <table:table-cell table:formula="of:=[.A10]*3-1" office:value-type="float" office:value="68">
            <text:p>68</text:p>
          </table:table-cell>
          <table:table-cell office:value-type="float" office:value="31.4308825181797">
            <text:p>31.43088</text:p>
          </table:table-cell>
          <table:table-cell office:value-type="currency" office:currency="USD" office:value="12.6260521821678">
            <text:p>$12.62605</text:p>
          </table:table-cell>
          <table:table-cell office:value-type="string">
            <text:p>A</text:p>
          </table:table-cell>
          <table:table-cell table:formula="of:=IF([.B10]-[.C10]+[.D10]&gt;75;1;0)" office:value-type="float" office:value="0">
            <text:p>0</text:p>
          </table:table-cell>
        </table:table-row>
        <table:table-row table:style-name="ro1">
          <table:table-cell table:formula="of:=[.A10]+1" office:value-type="float" office:value="24">
            <text:p>24</text:p>
          </table:table-cell>
          <table:table-cell table:formula="of:=[.A11]*3-1" office:value-type="float" office:value="71">
            <text:p>71</text:p>
          </table:table-cell>
          <table:table-cell office:value-type="float" office:value="41.4463789202273">
            <text:p>41.44638</text:p>
          </table:table-cell>
          <table:table-cell office:value-type="currency" office:currency="USD" office:value="36.1371017992496">
            <text:p>$36.13710</text:p>
          </table:table-cell>
          <table:table-cell office:value-type="string">
            <text:p>B</text:p>
          </table:table-cell>
          <table:table-cell table:formula="of:=IF([.B11]-[.C11]+[.D11]&gt;75;1;0)" office:value-type="float" office:value="0">
            <text:p>0</text:p>
          </table:table-cell>
        </table:table-row>
        <table:table-row table:style-name="ro1">
          <table:table-cell table:formula="of:=[.A11]+1" office:value-type="float" office:value="25">
            <text:p>25</text:p>
          </table:table-cell>
          <table:table-cell table:formula="of:=[.A12]*3-1" office:value-type="float" office:value="74">
            <text:p>74</text:p>
          </table:table-cell>
          <table:table-cell office:value-type="float" office:value="36.400153930299">
            <text:p>36.40015</text:p>
          </table:table-cell>
          <table:table-cell office:value-type="currency" office:currency="USD" office:value="20.6348904408514">
            <text:p>$20.63489</text:p>
          </table:table-cell>
          <table:table-cell office:value-type="string">
            <text:p>A</text:p>
          </table:table-cell>
          <table:table-cell table:formula="of:=IF([.B12]-[.C12]+[.D12]&gt;75;1;0)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A13]*3-1" office:value-type="float" office:value="104">
            <text:p>104</text:p>
          </table:table-cell>
          <table:table-cell office:value-type="float" office:value="5.85438371635973">
            <text:p>5.85438</text:p>
          </table:table-cell>
          <table:table-cell office:value-type="currency" office:currency="USD" office:value="93.9978247974068">
            <text:p>$93.99782</text:p>
          </table:table-cell>
          <table:table-cell office:value-type="string">
            <text:p>C</text:p>
          </table:table-cell>
          <table:table-cell table:formula="of:=IF([.B13]-[.C13]+[.D13]&gt;75;1;0)" office:value-type="float" office:value="1">
            <text:p>1</text:p>
          </table:table-cell>
        </table:table-row>
        <table:table-row table:style-name="ro1">
          <table:table-cell table:formula="of:=[.A13]+1" office:value-type="float" office:value="36">
            <text:p>36</text:p>
          </table:table-cell>
          <table:table-cell table:formula="of:=[.A14]*3-1" office:value-type="float" office:value="107">
            <text:p>107</text:p>
          </table:table-cell>
          <table:table-cell office:value-type="float" office:value="6.51119917165488">
            <text:p>6.51120</text:p>
          </table:table-cell>
          <table:table-cell office:value-type="currency" office:currency="USD" office:value="82.9311723355204">
            <text:p>$82.93117</text:p>
          </table:table-cell>
          <table:table-cell office:value-type="string">
            <text:p>A</text:p>
          </table:table-cell>
          <table:table-cell table:formula="of:=IF([.B14]-[.C14]+[.D14]&gt;75;1;0)" office:value-type="float" office:value="1">
            <text:p>1</text:p>
          </table:table-cell>
        </table:table-row>
        <table:table-row table:style-name="ro1">
          <table:table-cell table:formula="of:=[.A14]+1" office:value-type="float" office:value="37">
            <text:p>37</text:p>
          </table:table-cell>
          <table:table-cell table:formula="of:=[.A15]*3-1" office:value-type="float" office:value="110">
            <text:p>110</text:p>
          </table:table-cell>
          <table:table-cell office:value-type="float" office:value="48.6111945472658">
            <text:p>48.61119</text:p>
          </table:table-cell>
          <table:table-cell office:value-type="currency" office:currency="USD" office:value="26.5255610458553">
            <text:p>$26.52556</text:p>
          </table:table-cell>
          <table:table-cell office:value-type="string">
            <text:p>B</text:p>
          </table:table-cell>
          <table:table-cell table:formula="of:=IF([.B15]-[.C15]+[.D15]&gt;75;1;0)" office:value-type="float" office:value="1">
            <text:p>1</text:p>
          </table:table-cell>
        </table:table-row>
        <table:table-row table:style-name="ro1">
          <table:table-cell table:formula="of:=[.A15]+1" office:value-type="float" office:value="38">
            <text:p>38</text:p>
          </table:table-cell>
          <table:table-cell table:formula="of:=[.A16]*3-1" office:value-type="float" office:value="113">
            <text:p>113</text:p>
          </table:table-cell>
          <table:table-cell office:value-type="float" office:value="2.49439573381096">
            <text:p>2.49440</text:p>
          </table:table-cell>
          <table:table-cell office:value-type="currency" office:currency="USD" office:value="56.2432598788291">
            <text:p>$56.24326</text:p>
          </table:table-cell>
          <table:table-cell office:value-type="string">
            <text:p>C</text:p>
          </table:table-cell>
          <table:table-cell table:formula="of:=IF([.B16]-[.C16]+[.D16]&gt;75;1;0)" office:value-type="float" office:value="1">
            <text:p>1</text:p>
          </table:table-cell>
        </table:table-row>
        <table:table-row table:style-name="ro1">
          <table:table-cell table:formula="of:=[.A16]+1" office:value-type="float" office:value="39">
            <text:p>39</text:p>
          </table:table-cell>
          <table:table-cell table:formula="of:=[.A17]*3-1" office:value-type="float" office:value="116">
            <text:p>116</text:p>
          </table:table-cell>
          <table:table-cell office:value-type="float" office:value="18.3796075172722">
            <text:p>18.37961</text:p>
          </table:table-cell>
          <table:table-cell office:value-type="currency" office:currency="USD" office:value="71.3523311540484">
            <text:p>$71.35233</text:p>
          </table:table-cell>
          <table:table-cell office:value-type="string">
            <text:p>A</text:p>
          </table:table-cell>
          <table:table-cell table:formula="of:=IF([.B17]-[.C17]+[.D17]&gt;75;1;0)" office:value-type="float" office:value="1">
            <text:p>1</text:p>
          </table:table-cell>
        </table:table-row>
        <table:table-row table:style-name="ro1">
          <table:table-cell table:formula="of:=[.A17]+1" office:value-type="float" office:value="40">
            <text:p>40</text:p>
          </table:table-cell>
          <table:table-cell table:formula="of:=[.A18]*3-1" office:value-type="float" office:value="119">
            <text:p>119</text:p>
          </table:table-cell>
          <table:table-cell office:value-type="float" office:value="35.8174170134589">
            <text:p>35.81742</text:p>
          </table:table-cell>
          <table:table-cell office:value-type="currency" office:currency="USD" office:value="75.3747354727238">
            <text:p>$75.37474</text:p>
          </table:table-cell>
          <table:table-cell office:value-type="string">
            <text:p>C</text:p>
          </table:table-cell>
          <table:table-cell table:formula="of:=IF([.B18]-[.C18]+[.D18]&gt;75;1;0)" office:value-type="float" office:value="1">
            <text:p>1</text:p>
          </table:table-cell>
        </table:table-row>
        <table:table-row table:style-name="ro1">
          <table:table-cell table:formula="of:=[.A18]+1" office:value-type="float" office:value="41">
            <text:p>41</text:p>
          </table:table-cell>
          <table:table-cell table:formula="of:=[.A19]*3-1" office:value-type="float" office:value="122">
            <text:p>122</text:p>
          </table:table-cell>
          <table:table-cell office:value-type="float" office:value="43.1699929526076">
            <text:p>43.16999</text:p>
          </table:table-cell>
          <table:table-cell office:value-type="currency" office:currency="USD" office:value="69.6193792391568">
            <text:p>$69.61938</text:p>
          </table:table-cell>
          <table:table-cell office:value-type="string">
            <text:p>B</text:p>
          </table:table-cell>
          <table:table-cell table:formula="of:=IF([.B19]-[.C19]+[.D19]&gt;75;1;0)" office:value-type="float" office:value="1">
            <text:p>1</text:p>
          </table:table-cell>
        </table:table-row>
        <table:table-row table:style-name="ro1">
          <table:table-cell table:formula="of:=[.A19]+1" office:value-type="float" office:value="42">
            <text:p>42</text:p>
          </table:table-cell>
          <table:table-cell table:formula="of:=[.A20]*3-1" office:value-type="float" office:value="125">
            <text:p>125</text:p>
          </table:table-cell>
          <table:table-cell office:value-type="float" office:value="40.6858862843365">
            <text:p>40.68589</text:p>
          </table:table-cell>
          <table:table-cell office:value-type="currency" office:currency="USD" office:value="84.9734789226204">
            <text:p>$84.97348</text:p>
          </table:table-cell>
          <table:table-cell office:value-type="string">
            <text:p>B</text:p>
          </table:table-cell>
          <table:table-cell table:formula="of:=IF([.B20]-[.C20]+[.D20]&gt;75;1;0)" office:value-type="float" office:value="1">
            <text:p>1</text:p>
          </table:table-cell>
        </table:table-row>
        <table:table-row table:style-name="ro1">
          <table:table-cell table:formula="of:=[.A20]+1" office:value-type="float" office:value="43">
            <text:p>43</text:p>
          </table:table-cell>
          <table:table-cell table:formula="of:=[.A21]*3-1" office:value-type="float" office:value="128">
            <text:p>128</text:p>
          </table:table-cell>
          <table:table-cell office:value-type="float" office:value="2.94533530250192">
            <text:p>2.94534</text:p>
          </table:table-cell>
          <table:table-cell office:value-type="currency" office:currency="USD" office:value="90.3092227876186">
            <text:p>$90.30922</text:p>
          </table:table-cell>
          <table:table-cell office:value-type="string">
            <text:p>B</text:p>
          </table:table-cell>
          <table:table-cell table:formula="of:=IF([.B21]-[.C21]+[.D21]&gt;75;1;0)" office:value-type="float" office:value="1">
            <text:p>1</text:p>
          </table:table-cell>
        </table:table-row>
        <table:table-row table:style-name="ro1">
          <table:table-cell table:formula="of:=[.A21]+1" office:value-type="float" office:value="44">
            <text:p>44</text:p>
          </table:table-cell>
          <table:table-cell table:formula="of:=[.A22]*3-1" office:value-type="float" office:value="131">
            <text:p>131</text:p>
          </table:table-cell>
          <table:table-cell office:value-type="float" office:value="44.210579409264">
            <text:p>44.21058</text:p>
          </table:table-cell>
          <table:table-cell office:value-type="currency" office:currency="USD" office:value="10.9525797422975">
            <text:p>$10.95258</text:p>
          </table:table-cell>
          <table:table-cell office:value-type="string">
            <text:p>C</text:p>
          </table:table-cell>
          <table:table-cell table:formula="of:=IF([.B22]-[.C22]+[.D22]&gt;75;1;0)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A23]*3-1" office:value-type="float" office:value="209">
            <text:p>209</text:p>
          </table:table-cell>
          <table:table-cell office:value-type="float" office:value="6.68805968016386">
            <text:p>6.68806</text:p>
          </table:table-cell>
          <table:table-cell office:value-type="currency" office:currency="USD" office:value="39.0705722384155">
            <text:p>$39.07057</text:p>
          </table:table-cell>
          <table:table-cell office:value-type="string">
            <text:p>A</text:p>
          </table:table-cell>
          <table:table-cell table:formula="of:=IF([.B23]-[.C23]+[.D23]&gt;75;1;0)" office:value-type="float" office:value="1">
            <text:p>1</text:p>
          </table:table-cell>
        </table:table-row>
        <table:table-row table:style-name="ro1">
          <table:table-cell table:formula="of:=[.A23]+1" office:value-type="float" office:value="71">
            <text:p>71</text:p>
          </table:table-cell>
          <table:table-cell table:formula="of:=[.A24]*3-1" office:value-type="float" office:value="212">
            <text:p>212</text:p>
          </table:table-cell>
          <table:table-cell office:value-type="float" office:value="7.4672436574474">
            <text:p>7.46724</text:p>
          </table:table-cell>
          <table:table-cell office:value-type="currency" office:currency="USD" office:value="68.105475185439">
            <text:p>$68.10548</text:p>
          </table:table-cell>
          <table:table-cell office:value-type="string">
            <text:p>A</text:p>
          </table:table-cell>
          <table:table-cell table:formula="of:=IF([.B24]-[.C24]+[.D24]&gt;75;1;0)" office:value-type="float" office:value="1">
            <text:p>1</text:p>
          </table:table-cell>
        </table:table-row>
        <table:table-row table:style-name="ro1">
          <table:table-cell table:formula="of:=[.A24]+1" office:value-type="float" office:value="72">
            <text:p>72</text:p>
          </table:table-cell>
          <table:table-cell table:formula="of:=[.A25]*3-1" office:value-type="float" office:value="215">
            <text:p>215</text:p>
          </table:table-cell>
          <table:table-cell office:value-type="float" office:value="27.0485466578975">
            <text:p>27.04855</text:p>
          </table:table-cell>
          <table:table-cell office:value-type="currency" office:currency="USD" office:value="87.0318118017167">
            <text:p>$87.03181</text:p>
          </table:table-cell>
          <table:table-cell office:value-type="string">
            <text:p>C</text:p>
          </table:table-cell>
          <table:table-cell table:formula="of:=IF([.B25]-[.C25]+[.D25]&gt;75;1;0)" office:value-type="float" office:value="1">
            <text:p>1</text:p>
          </table:table-cell>
        </table:table-row>
        <table:table-row table:style-name="ro1">
          <table:table-cell table:formula="of:=[.A25]+1" office:value-type="float" office:value="73">
            <text:p>73</text:p>
          </table:table-cell>
          <table:table-cell table:formula="of:=[.A26]*3-1" office:value-type="float" office:value="218">
            <text:p>218</text:p>
          </table:table-cell>
          <table:table-cell office:value-type="float" office:value="38.0396160297096">
            <text:p>38.03962</text:p>
          </table:table-cell>
          <table:table-cell office:value-type="currency" office:currency="USD" office:value="76.0604233946651">
            <text:p>$76.06042</text:p>
          </table:table-cell>
          <table:table-cell office:value-type="string">
            <text:p>B</text:p>
          </table:table-cell>
          <table:table-cell table:formula="of:=IF([.B26]-[.C26]+[.D26]&gt;75;1;0)" office:value-type="float" office:value="1">
            <text:p>1</text:p>
          </table:table-cell>
        </table:table-row>
        <table:table-row table:style-name="ro1">
          <table:table-cell table:formula="of:=[.A26]+1" office:value-type="float" office:value="74">
            <text:p>74</text:p>
          </table:table-cell>
          <table:table-cell table:formula="of:=[.A27]*3-1" office:value-type="float" office:value="221">
            <text:p>221</text:p>
          </table:table-cell>
          <table:table-cell office:value-type="float" office:value="5.52428665105253">
            <text:p>5.52429</text:p>
          </table:table-cell>
          <table:table-cell office:value-type="currency" office:currency="USD" office:value="79.1540484875441">
            <text:p>$79.15405</text:p>
          </table:table-cell>
          <table:table-cell office:value-type="string">
            <text:p>C</text:p>
          </table:table-cell>
          <table:table-cell table:formula="of:=IF([.B27]-[.C27]+[.D27]&gt;75;1;0)" office:value-type="float" office:value="1">
            <text:p>1</text:p>
          </table:table-cell>
        </table:table-row>
        <table:table-row table:style-name="ro1">
          <table:table-cell table:formula="of:=[.A27]+1" office:value-type="float" office:value="75">
            <text:p>75</text:p>
          </table:table-cell>
          <table:table-cell table:formula="of:=[.A28]*3-1" office:value-type="float" office:value="224">
            <text:p>224</text:p>
          </table:table-cell>
          <table:table-cell office:value-type="float" office:value="30.6041610427201">
            <text:p>30.60416</text:p>
          </table:table-cell>
          <table:table-cell office:value-type="currency" office:currency="USD" office:value="35.9113517217338">
            <text:p>$35.91135</text:p>
          </table:table-cell>
          <table:table-cell office:value-type="string">
            <text:p>C</text:p>
          </table:table-cell>
          <table:table-cell table:formula="of:=IF([.B28]-[.C28]+[.D28]&gt;75;1;0)" office:value-type="float" office:value="1">
            <text:p>1</text:p>
          </table:table-cell>
        </table:table-row>
        <table:table-row table:style-name="ro1">
          <table:table-cell table:formula="of:=[.A28]+1" office:value-type="float" office:value="76">
            <text:p>76</text:p>
          </table:table-cell>
          <table:table-cell table:formula="of:=[.A29]*3-1" office:value-type="float" office:value="227">
            <text:p>227</text:p>
          </table:table-cell>
          <table:table-cell office:value-type="float" office:value="13.7867407174781">
            <text:p>13.78674</text:p>
          </table:table-cell>
          <table:table-cell office:value-type="currency" office:currency="USD" office:value="37.2687454801053">
            <text:p>$37.26875</text:p>
          </table:table-cell>
          <table:table-cell office:value-type="string">
            <text:p>A</text:p>
          </table:table-cell>
          <table:table-cell table:formula="of:=IF([.B29]-[.C29]+[.D29]&gt;75;1;0)" office:value-type="float" office:value="1">
            <text:p>1</text:p>
          </table:table-cell>
        </table:table-row>
      </table:table>
      <table:table table:name="metadata" table:style-name="ta1">
        <table:table-column table:style-name="co1" table:number-columns-repeated="3" table:default-cell-style-name="Default"/>
        <table:table-row table:style-name="ro1">
          <table:table-cell office:value-type="string">
            <text:p>column</text:p>
          </table:table-cell>
          <table:table-cell office:value-type="string">
            <text:p>Role</text:p>
          </table:table-cell>
          <table:table-cell office:value-type="string">
            <text:p>Type</text:p>
          </table:table-cell>
        </table:table-row>
        <table:table-row table:style-name="ro1">
          <table:table-cell table:number-columns-repeated="2" office:value-type="string">
            <text:p>ID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Int</text:p>
          </table:table-cell>
          <table:table-cell office:value-type="string">
            <text:p>Input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Float</text:p>
          </table:table-cell>
          <table:table-cell office:value-type="string">
            <text:p>Input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Money</text:p>
          </table:table-cell>
          <table:table-cell office:value-type="string">
            <text:p>Input</text:p>
          </table:table-cell>
          <table:table-cell office:value-type="string">
            <text:p>Money</text:p>
          </table:table-cell>
        </table:table-row>
        <table:table-row table:style-name="ro1">
          <table:table-cell office:value-type="string">
            <text:p>String</text:p>
          </table:table-cell>
          <table:table-cell office:value-type="string">
            <text:p>Input</text:p>
          </table:table-cell>
          <table:table-cell office:value-type="string">
            <text:p>Category</text:p>
          </table:table-cell>
        </table:table-row>
        <table:table-row table:style-name="ro1">
          <table:table-cell table:number-columns-repeated="2" office:value-type="string">
            <text:p>Target</text:p>
          </table:table-cell>
          <table:table-cell office:value-type="string">
            <text:p>Number</text:p>
          </table:table-cell>
        </table:table-row>
      </table:table>
      <table:table table:name="frame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Int</text:p>
          </table:table-cell>
          <table:table-cell table:style-name="Default" office:value-type="string">
            <text:p>Float</text:p>
          </table:table-cell>
          <table:table-cell table:style-name="Default" office:value-type="string">
            <text:p>Money</text:p>
          </table:table-cell>
          <table:table-cell office:value-type="string">
            <text:p>String</text:p>
          </table:table-cell>
          <table:table-cell office:value-type="string">
            <text:p>Target</text:p>
          </table:table-cell>
        </table:table-row>
        <table:table-row table:style-name="ro1">
          <table:table-cell table:formula="of:=[data.A2]" office:value-type="float" office:value="15">
            <text:p>15</text:p>
          </table:table-cell>
          <table:table-cell table:formula="of:=[data.B2]" office:value-type="float" office:value="44">
            <text:p>44</text:p>
          </table:table-cell>
          <table:table-cell table:formula="of:=[data.C2]" office:value-type="float" office:value="8.46430012024939">
            <text:p>8.46430</text:p>
          </table:table-cell>
          <table:table-cell office:value-type="float" office:value="22.8909327182919">
            <text:p>22.89093</text:p>
          </table:table-cell>
          <table:table-cell table:formula="of:=[data.E2]" office:value-type="string" office:string-value="A">
            <text:p>A</text:p>
          </table:table-cell>
          <table:table-cell table:formula="of:=[data.F2]" office:value-type="float" office:value="0">
            <text:p>0</text:p>
          </table:table-cell>
        </table:table-row>
        <table:table-row table:style-name="ro1">
          <table:table-cell table:formula="of:=[data.A3]" office:value-type="float" office:value="16">
            <text:p>16</text:p>
          </table:table-cell>
          <table:table-cell table:formula="of:=[data.B3]" office:value-type="float" office:value="47">
            <text:p>47</text:p>
          </table:table-cell>
          <table:table-cell table:formula="of:=[data.C3]" office:value-type="float" office:value="4.13761420641094">
            <text:p>4.13761</text:p>
          </table:table-cell>
          <table:table-cell office:value-type="float" office:value="24.7958705760539">
            <text:p>24.79587</text:p>
          </table:table-cell>
          <table:table-cell table:formula="of:=[data.E3]" office:value-type="string" office:string-value="B">
            <text:p>B</text:p>
          </table:table-cell>
          <table:table-cell table:formula="of:=[data.F3]" office:value-type="float" office:value="0">
            <text:p>0</text:p>
          </table:table-cell>
        </table:table-row>
        <table:table-row table:style-name="ro1">
          <table:table-cell table:formula="of:=[data.A4]" office:value-type="float" office:value="17">
            <text:p>17</text:p>
          </table:table-cell>
          <table:table-cell table:formula="of:=[data.B4]" office:value-type="float" office:value="50">
            <text:p>50</text:p>
          </table:table-cell>
          <table:table-cell table:formula="of:=[data.C4]" office:value-type="float" office:value="11.1959362169728">
            <text:p>11.19594</text:p>
          </table:table-cell>
          <table:table-cell office:value-type="float" office:value="30.8323937002569">
            <text:p>30.83239</text:p>
          </table:table-cell>
          <table:table-cell table:formula="of:=[data.E4]" office:value-type="string" office:string-value="C">
            <text:p>C</text:p>
          </table:table-cell>
          <table:table-cell table:formula="of:=[data.F4]" office:value-type="float" office:value="0">
            <text:p>0</text:p>
          </table:table-cell>
        </table:table-row>
        <table:table-row table:style-name="ro1">
          <table:table-cell table:formula="of:=[data.A5]" office:value-type="float" office:value="18">
            <text:p>18</text:p>
          </table:table-cell>
          <table:table-cell table:formula="of:=[data.B5]" office:value-type="float" office:value="53">
            <text:p>53</text:p>
          </table:table-cell>
          <table:table-cell table:formula="of:=[data.C5]" office:value-type="float" office:value="30.2270423155278">
            <text:p>30.22704</text:p>
          </table:table-cell>
          <table:table-cell office:value-type="float" office:value="27.8797241859138">
            <text:p>27.87972</text:p>
          </table:table-cell>
          <table:table-cell table:formula="of:=[data.E5]" office:value-type="string" office:string-value="C">
            <text:p>C</text:p>
          </table:table-cell>
          <table:table-cell table:formula="of:=[data.F5]" office:value-type="float" office:value="0">
            <text:p>0</text:p>
          </table:table-cell>
        </table:table-row>
        <table:table-row table:style-name="ro1">
          <table:table-cell table:formula="of:=[data.A6]" office:value-type="float" office:value="19">
            <text:p>19</text:p>
          </table:table-cell>
          <table:table-cell table:formula="of:=[data.B6]" office:value-type="float" office:value="56">
            <text:p>56</text:p>
          </table:table-cell>
          <table:table-cell table:formula="of:=[data.C6]" office:value-type="float" office:value="40.4368312330917">
            <text:p>40.43683</text:p>
          </table:table-cell>
          <table:table-cell office:value-type="float" office:value="54.973349859938">
            <text:p>54.97335</text:p>
          </table:table-cell>
          <table:table-cell table:formula="of:=[data.E6]" office:value-type="string" office:string-value="B">
            <text:p>B</text:p>
          </table:table-cell>
          <table:table-cell table:formula="of:=[data.F6]" office:value-type="float" office:value="0">
            <text:p>0</text:p>
          </table:table-cell>
        </table:table-row>
        <table:table-row table:style-name="ro1">
          <table:table-cell table:formula="of:=[data.A7]" office:value-type="float" office:value="20">
            <text:p>20</text:p>
          </table:table-cell>
          <table:table-cell table:formula="of:=[data.B7]" office:value-type="float" office:value="59">
            <text:p>59</text:p>
          </table:table-cell>
          <table:table-cell table:formula="of:=[data.C7]" office:value-type="float" office:value="21.4792518876493">
            <text:p>21.47925</text:p>
          </table:table-cell>
          <table:table-cell office:value-type="float" office:value="67.5916087348014">
            <text:p>67.59161</text:p>
          </table:table-cell>
          <table:table-cell table:formula="of:=[data.E7]" office:value-type="string" office:string-value="A">
            <text:p>A</text:p>
          </table:table-cell>
          <table:table-cell table:formula="of:=[data.F7]" office:value-type="float" office:value="1">
            <text:p>1</text:p>
          </table:table-cell>
        </table:table-row>
        <table:table-row table:style-name="ro1">
          <table:table-cell table:formula="of:=[data.A8]" office:value-type="float" office:value="21">
            <text:p>21</text:p>
          </table:table-cell>
          <table:table-cell table:formula="of:=[data.B8]" office:value-type="float" office:value="62">
            <text:p>62</text:p>
          </table:table-cell>
          <table:table-cell table:formula="of:=[data.C8]" office:value-type="float" office:value="12.599994475022">
            <text:p>12.59999</text:p>
          </table:table-cell>
          <table:table-cell office:value-type="float" office:value="49.7971158940345">
            <text:p>49.79712</text:p>
          </table:table-cell>
          <table:table-cell table:formula="of:=[data.E8]" office:value-type="string" office:string-value="B">
            <text:p>B</text:p>
          </table:table-cell>
          <table:table-cell table:formula="of:=[data.F8]" office:value-type="float" office:value="1">
            <text:p>1</text:p>
          </table:table-cell>
        </table:table-row>
        <table:table-row table:style-name="ro1">
          <table:table-cell table:formula="of:=[data.A9]" office:value-type="float" office:value="22">
            <text:p>22</text:p>
          </table:table-cell>
          <table:table-cell table:formula="of:=[data.B9]" office:value-type="float" office:value="65">
            <text:p>65</text:p>
          </table:table-cell>
          <table:table-cell table:formula="of:=[data.C9]" office:value-type="float" office:value="13.9785405714065">
            <text:p>13.97854</text:p>
          </table:table-cell>
          <table:table-cell office:value-type="float" office:value="26.608183933422">
            <text:p>26.60818</text:p>
          </table:table-cell>
          <table:table-cell table:formula="of:=[data.E9]" office:value-type="string" office:string-value="C">
            <text:p>C</text:p>
          </table:table-cell>
          <table:table-cell table:formula="of:=[data.F9]" office:value-type="float" office:value="1">
            <text:p>1</text:p>
          </table:table-cell>
        </table:table-row>
        <table:table-row table:style-name="ro1">
          <table:table-cell table:formula="of:=[data.A10]" office:value-type="float" office:value="23">
            <text:p>23</text:p>
          </table:table-cell>
          <table:table-cell table:formula="of:=[data.B10]" office:value-type="float" office:value="68">
            <text:p>68</text:p>
          </table:table-cell>
          <table:table-cell table:formula="of:=[data.C10]" office:value-type="float" office:value="31.4308825181797">
            <text:p>31.43088</text:p>
          </table:table-cell>
          <table:table-cell office:value-type="float" office:value="12.6260521821678">
            <text:p>12.62605</text:p>
          </table:table-cell>
          <table:table-cell table:formula="of:=[data.E10]" office:value-type="string" office:string-value="A">
            <text:p>A</text:p>
          </table:table-cell>
          <table:table-cell table:formula="of:=[data.F10]" office:value-type="float" office:value="0">
            <text:p>0</text:p>
          </table:table-cell>
        </table:table-row>
        <table:table-row table:style-name="ro1">
          <table:table-cell table:formula="of:=[data.A11]" office:value-type="float" office:value="24">
            <text:p>24</text:p>
          </table:table-cell>
          <table:table-cell table:formula="of:=[data.B11]" office:value-type="float" office:value="71">
            <text:p>71</text:p>
          </table:table-cell>
          <table:table-cell table:formula="of:=[data.C11]" office:value-type="float" office:value="41.4463789202273">
            <text:p>41.44638</text:p>
          </table:table-cell>
          <table:table-cell office:value-type="float" office:value="36.1371017992496">
            <text:p>36.13710</text:p>
          </table:table-cell>
          <table:table-cell table:formula="of:=[data.E11]" office:value-type="string" office:string-value="B">
            <text:p>B</text:p>
          </table:table-cell>
          <table:table-cell table:formula="of:=[data.F11]" office:value-type="float" office:value="0">
            <text:p>0</text:p>
          </table:table-cell>
        </table:table-row>
        <table:table-row table:style-name="ro1">
          <table:table-cell table:formula="of:=[data.A12]" office:value-type="float" office:value="25">
            <text:p>25</text:p>
          </table:table-cell>
          <table:table-cell table:formula="of:=[data.B12]" office:value-type="float" office:value="74">
            <text:p>74</text:p>
          </table:table-cell>
          <table:table-cell table:formula="of:=[data.C12]" office:value-type="float" office:value="36.400153930299">
            <text:p>36.40015</text:p>
          </table:table-cell>
          <table:table-cell office:value-type="float" office:value="20.6348904408514">
            <text:p>20.63489</text:p>
          </table:table-cell>
          <table:table-cell table:formula="of:=[data.E12]" office:value-type="string" office:string-value="A">
            <text:p>A</text:p>
          </table:table-cell>
          <table:table-cell table:formula="of:=[data.F12]" office:value-type="float" office:value="0">
            <text:p>0</text:p>
          </table:table-cell>
        </table:table-row>
        <table:table-row table:style-name="ro1">
          <table:table-cell table:formula="of:=[data.A13]" office:value-type="float" office:value="35">
            <text:p>35</text:p>
          </table:table-cell>
          <table:table-cell table:formula="of:=[data.B13]" office:value-type="float" office:value="104">
            <text:p>104</text:p>
          </table:table-cell>
          <table:table-cell table:formula="of:=[data.C13]" office:value-type="float" office:value="5.85438371635973">
            <text:p>5.85438</text:p>
          </table:table-cell>
          <table:table-cell office:value-type="float" office:value="93.9978247974068">
            <text:p>93.99782</text:p>
          </table:table-cell>
          <table:table-cell table:formula="of:=[data.E13]" office:value-type="string" office:string-value="C">
            <text:p>C</text:p>
          </table:table-cell>
          <table:table-cell table:formula="of:=[data.F13]" office:value-type="float" office:value="1">
            <text:p>1</text:p>
          </table:table-cell>
        </table:table-row>
        <table:table-row table:style-name="ro1">
          <table:table-cell table:formula="of:=[data.A14]" office:value-type="float" office:value="36">
            <text:p>36</text:p>
          </table:table-cell>
          <table:table-cell table:formula="of:=[data.B14]" office:value-type="float" office:value="107">
            <text:p>107</text:p>
          </table:table-cell>
          <table:table-cell table:formula="of:=[data.C14]" office:value-type="float" office:value="6.51119917165488">
            <text:p>6.51120</text:p>
          </table:table-cell>
          <table:table-cell office:value-type="float" office:value="82.9311723355204">
            <text:p>82.93117</text:p>
          </table:table-cell>
          <table:table-cell table:formula="of:=[data.E14]" office:value-type="string" office:string-value="A">
            <text:p>A</text:p>
          </table:table-cell>
          <table:table-cell table:formula="of:=[data.F14]" office:value-type="float" office:value="1">
            <text:p>1</text:p>
          </table:table-cell>
        </table:table-row>
        <table:table-row table:style-name="ro1">
          <table:table-cell table:formula="of:=[data.A15]" office:value-type="float" office:value="37">
            <text:p>37</text:p>
          </table:table-cell>
          <table:table-cell table:formula="of:=[data.B15]" office:value-type="float" office:value="110">
            <text:p>110</text:p>
          </table:table-cell>
          <table:table-cell table:formula="of:=[data.C15]" office:value-type="float" office:value="48.6111945472658">
            <text:p>48.61119</text:p>
          </table:table-cell>
          <table:table-cell office:value-type="float" office:value="26.5255610458553">
            <text:p>26.52556</text:p>
          </table:table-cell>
          <table:table-cell table:formula="of:=[data.E15]" office:value-type="string" office:string-value="B">
            <text:p>B</text:p>
          </table:table-cell>
          <table:table-cell table:formula="of:=[data.F15]" office:value-type="float" office:value="1">
            <text:p>1</text:p>
          </table:table-cell>
        </table:table-row>
        <table:table-row table:style-name="ro1">
          <table:table-cell table:formula="of:=[data.A16]" office:value-type="float" office:value="38">
            <text:p>38</text:p>
          </table:table-cell>
          <table:table-cell table:formula="of:=[data.B16]" office:value-type="float" office:value="113">
            <text:p>113</text:p>
          </table:table-cell>
          <table:table-cell table:formula="of:=[data.C16]" office:value-type="float" office:value="2.49439573381096">
            <text:p>2.49440</text:p>
          </table:table-cell>
          <table:table-cell office:value-type="float" office:value="56.2432598788291">
            <text:p>56.24326</text:p>
          </table:table-cell>
          <table:table-cell table:formula="of:=[data.E16]" office:value-type="string" office:string-value="C">
            <text:p>C</text:p>
          </table:table-cell>
          <table:table-cell table:formula="of:=[data.F16]" office:value-type="float" office:value="1">
            <text:p>1</text:p>
          </table:table-cell>
        </table:table-row>
        <table:table-row table:style-name="ro1">
          <table:table-cell table:formula="of:=[data.A17]" office:value-type="float" office:value="39">
            <text:p>39</text:p>
          </table:table-cell>
          <table:table-cell table:formula="of:=[data.B17]" office:value-type="float" office:value="116">
            <text:p>116</text:p>
          </table:table-cell>
          <table:table-cell table:formula="of:=[data.C17]" office:value-type="float" office:value="18.3796075172722">
            <text:p>18.37961</text:p>
          </table:table-cell>
          <table:table-cell office:value-type="float" office:value="71.3523311540484">
            <text:p>71.35233</text:p>
          </table:table-cell>
          <table:table-cell table:formula="of:=[data.E17]" office:value-type="string" office:string-value="A">
            <text:p>A</text:p>
          </table:table-cell>
          <table:table-cell table:formula="of:=[data.F17]" office:value-type="float" office:value="1">
            <text:p>1</text:p>
          </table:table-cell>
        </table:table-row>
        <table:table-row table:style-name="ro1">
          <table:table-cell table:formula="of:=[data.A18]" office:value-type="float" office:value="40">
            <text:p>40</text:p>
          </table:table-cell>
          <table:table-cell table:formula="of:=[data.B18]" office:value-type="float" office:value="119">
            <text:p>119</text:p>
          </table:table-cell>
          <table:table-cell table:formula="of:=[data.C18]" office:value-type="float" office:value="35.8174170134589">
            <text:p>35.81742</text:p>
          </table:table-cell>
          <table:table-cell office:value-type="float" office:value="75.3747354727238">
            <text:p>75.37474</text:p>
          </table:table-cell>
          <table:table-cell table:formula="of:=[data.E18]" office:value-type="string" office:string-value="C">
            <text:p>C</text:p>
          </table:table-cell>
          <table:table-cell table:formula="of:=[data.F18]" office:value-type="float" office:value="1">
            <text:p>1</text:p>
          </table:table-cell>
        </table:table-row>
        <table:table-row table:style-name="ro1">
          <table:table-cell table:formula="of:=[data.A19]" office:value-type="float" office:value="41">
            <text:p>41</text:p>
          </table:table-cell>
          <table:table-cell table:formula="of:=[data.B19]" office:value-type="float" office:value="122">
            <text:p>122</text:p>
          </table:table-cell>
          <table:table-cell table:formula="of:=[data.C19]" office:value-type="float" office:value="43.1699929526076">
            <text:p>43.16999</text:p>
          </table:table-cell>
          <table:table-cell office:value-type="float" office:value="69.6193792391568">
            <text:p>69.61938</text:p>
          </table:table-cell>
          <table:table-cell table:formula="of:=[data.E19]" office:value-type="string" office:string-value="B">
            <text:p>B</text:p>
          </table:table-cell>
          <table:table-cell table:formula="of:=[data.F19]" office:value-type="float" office:value="1">
            <text:p>1</text:p>
          </table:table-cell>
        </table:table-row>
        <table:table-row table:style-name="ro1">
          <table:table-cell table:formula="of:=[data.A20]" office:value-type="float" office:value="42">
            <text:p>42</text:p>
          </table:table-cell>
          <table:table-cell table:formula="of:=[data.B20]" office:value-type="float" office:value="125">
            <text:p>125</text:p>
          </table:table-cell>
          <table:table-cell table:formula="of:=[data.C20]" office:value-type="float" office:value="40.6858862843365">
            <text:p>40.68589</text:p>
          </table:table-cell>
          <table:table-cell office:value-type="float" office:value="84.9734789226204">
            <text:p>84.97348</text:p>
          </table:table-cell>
          <table:table-cell table:formula="of:=[data.E20]" office:value-type="string" office:string-value="B">
            <text:p>B</text:p>
          </table:table-cell>
          <table:table-cell table:formula="of:=[data.F20]" office:value-type="float" office:value="1">
            <text:p>1</text:p>
          </table:table-cell>
        </table:table-row>
        <table:table-row table:style-name="ro1">
          <table:table-cell table:formula="of:=[data.A21]" office:value-type="float" office:value="43">
            <text:p>43</text:p>
          </table:table-cell>
          <table:table-cell table:formula="of:=[data.B21]" office:value-type="float" office:value="128">
            <text:p>128</text:p>
          </table:table-cell>
          <table:table-cell table:formula="of:=[data.C21]" office:value-type="float" office:value="2.94533530250192">
            <text:p>2.94534</text:p>
          </table:table-cell>
          <table:table-cell office:value-type="float" office:value="90.3092227876186">
            <text:p>90.30922</text:p>
          </table:table-cell>
          <table:table-cell table:formula="of:=[data.E21]" office:value-type="string" office:string-value="B">
            <text:p>B</text:p>
          </table:table-cell>
          <table:table-cell table:formula="of:=[data.F21]" office:value-type="float" office:value="1">
            <text:p>1</text:p>
          </table:table-cell>
        </table:table-row>
        <table:table-row table:style-name="ro1">
          <table:table-cell table:formula="of:=[data.A22]" office:value-type="float" office:value="44">
            <text:p>44</text:p>
          </table:table-cell>
          <table:table-cell table:formula="of:=[data.B22]" office:value-type="float" office:value="131">
            <text:p>131</text:p>
          </table:table-cell>
          <table:table-cell table:formula="of:=[data.C22]" office:value-type="float" office:value="44.210579409264">
            <text:p>44.21058</text:p>
          </table:table-cell>
          <table:table-cell office:value-type="float" office:value="10.9525797422975">
            <text:p>10.95258</text:p>
          </table:table-cell>
          <table:table-cell table:formula="of:=[data.E22]" office:value-type="string" office:string-value="C">
            <text:p>C</text:p>
          </table:table-cell>
          <table:table-cell table:formula="of:=[data.F22]" office:value-type="float" office:value="1">
            <text:p>1</text:p>
          </table:table-cell>
        </table:table-row>
        <table:table-row table:style-name="ro1">
          <table:table-cell table:formula="of:=[data.A23]" office:value-type="float" office:value="70">
            <text:p>70</text:p>
          </table:table-cell>
          <table:table-cell table:formula="of:=[data.B23]" office:value-type="float" office:value="209">
            <text:p>209</text:p>
          </table:table-cell>
          <table:table-cell table:formula="of:=[data.C23]" office:value-type="float" office:value="6.68805968016386">
            <text:p>6.68806</text:p>
          </table:table-cell>
          <table:table-cell office:value-type="float" office:value="39.0705722384155">
            <text:p>39.07057</text:p>
          </table:table-cell>
          <table:table-cell table:formula="of:=[data.E23]" office:value-type="string" office:string-value="A">
            <text:p>A</text:p>
          </table:table-cell>
          <table:table-cell table:formula="of:=[data.F23]" office:value-type="float" office:value="1">
            <text:p>1</text:p>
          </table:table-cell>
        </table:table-row>
        <table:table-row table:style-name="ro1">
          <table:table-cell table:formula="of:=[data.A24]" office:value-type="float" office:value="71">
            <text:p>71</text:p>
          </table:table-cell>
          <table:table-cell table:formula="of:=[data.B24]" office:value-type="float" office:value="212">
            <text:p>212</text:p>
          </table:table-cell>
          <table:table-cell table:formula="of:=[data.C24]" office:value-type="float" office:value="7.4672436574474">
            <text:p>7.46724</text:p>
          </table:table-cell>
          <table:table-cell office:value-type="float" office:value="68.105475185439">
            <text:p>68.10548</text:p>
          </table:table-cell>
          <table:table-cell table:formula="of:=[data.E24]" office:value-type="string" office:string-value="A">
            <text:p>A</text:p>
          </table:table-cell>
          <table:table-cell table:formula="of:=[data.F24]" office:value-type="float" office:value="1">
            <text:p>1</text:p>
          </table:table-cell>
        </table:table-row>
        <table:table-row table:style-name="ro1">
          <table:table-cell table:formula="of:=[data.A25]" office:value-type="float" office:value="72">
            <text:p>72</text:p>
          </table:table-cell>
          <table:table-cell table:formula="of:=[data.B25]" office:value-type="float" office:value="215">
            <text:p>215</text:p>
          </table:table-cell>
          <table:table-cell table:formula="of:=[data.C25]" office:value-type="float" office:value="27.0485466578975">
            <text:p>27.04855</text:p>
          </table:table-cell>
          <table:table-cell office:value-type="float" office:value="87.0318118017167">
            <text:p>87.03181</text:p>
          </table:table-cell>
          <table:table-cell table:formula="of:=[data.E25]" office:value-type="string" office:string-value="C">
            <text:p>C</text:p>
          </table:table-cell>
          <table:table-cell table:formula="of:=[data.F25]" office:value-type="float" office:value="1">
            <text:p>1</text:p>
          </table:table-cell>
        </table:table-row>
        <table:table-row table:style-name="ro1">
          <table:table-cell table:formula="of:=[data.A26]" office:value-type="float" office:value="73">
            <text:p>73</text:p>
          </table:table-cell>
          <table:table-cell table:formula="of:=[data.B26]" office:value-type="float" office:value="218">
            <text:p>218</text:p>
          </table:table-cell>
          <table:table-cell table:formula="of:=[data.C26]" office:value-type="float" office:value="38.0396160297096">
            <text:p>38.03962</text:p>
          </table:table-cell>
          <table:table-cell office:value-type="float" office:value="76.0604233946651">
            <text:p>76.06042</text:p>
          </table:table-cell>
          <table:table-cell table:formula="of:=[data.E26]" office:value-type="string" office:string-value="B">
            <text:p>B</text:p>
          </table:table-cell>
          <table:table-cell table:formula="of:=[data.F26]" office:value-type="float" office:value="1">
            <text:p>1</text:p>
          </table:table-cell>
        </table:table-row>
        <table:table-row table:style-name="ro1">
          <table:table-cell table:formula="of:=[data.A27]" office:value-type="float" office:value="74">
            <text:p>74</text:p>
          </table:table-cell>
          <table:table-cell table:formula="of:=[data.B27]" office:value-type="float" office:value="221">
            <text:p>221</text:p>
          </table:table-cell>
          <table:table-cell table:formula="of:=[data.C27]" office:value-type="float" office:value="5.52428665105253">
            <text:p>5.52429</text:p>
          </table:table-cell>
          <table:table-cell office:value-type="float" office:value="79.1540484875441">
            <text:p>79.15405</text:p>
          </table:table-cell>
          <table:table-cell table:formula="of:=[data.E27]" office:value-type="string" office:string-value="C">
            <text:p>C</text:p>
          </table:table-cell>
          <table:table-cell table:formula="of:=[data.F27]" office:value-type="float" office:value="1">
            <text:p>1</text:p>
          </table:table-cell>
        </table:table-row>
        <table:table-row table:style-name="ro1">
          <table:table-cell table:formula="of:=[data.A28]" office:value-type="float" office:value="75">
            <text:p>75</text:p>
          </table:table-cell>
          <table:table-cell table:formula="of:=[data.B28]" office:value-type="float" office:value="224">
            <text:p>224</text:p>
          </table:table-cell>
          <table:table-cell table:formula="of:=[data.C28]" office:value-type="float" office:value="30.6041610427201">
            <text:p>30.60416</text:p>
          </table:table-cell>
          <table:table-cell office:value-type="float" office:value="35.9113517217338">
            <text:p>35.91135</text:p>
          </table:table-cell>
          <table:table-cell table:formula="of:=[data.E28]" office:value-type="string" office:string-value="C">
            <text:p>C</text:p>
          </table:table-cell>
          <table:table-cell table:formula="of:=[data.F28]" office:value-type="float" office:value="1">
            <text:p>1</text:p>
          </table:table-cell>
        </table:table-row>
        <table:table-row table:style-name="ro1">
          <table:table-cell table:formula="of:=[data.A29]" office:value-type="float" office:value="76">
            <text:p>76</text:p>
          </table:table-cell>
          <table:table-cell table:formula="of:=[data.B29]" office:value-type="float" office:value="227">
            <text:p>227</text:p>
          </table:table-cell>
          <table:table-cell table:formula="of:=[data.C29]" office:value-type="float" office:value="13.7867407174781">
            <text:p>13.78674</text:p>
          </table:table-cell>
          <table:table-cell office:value-type="float" office:value="37.2687454801053">
            <text:p>37.26875</text:p>
          </table:table-cell>
          <table:table-cell table:formula="of:=[data.E29]" office:value-type="string" office:string-value="A">
            <text:p>A</text:p>
          </table:table-cell>
          <table:table-cell table:formula="of:=[data.F29]" office:value-type="float" office:value="1">
            <text:p>1</text:p>
          </table:table-cell>
        </table:table-row>
      </table:table>
      <table:table table:name="encoded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Int</text:p>
          </table:table-cell>
          <table:table-cell table:style-name="Default" office:value-type="string">
            <text:p>Float</text:p>
          </table:table-cell>
          <table:table-cell table:style-name="Default" office:value-type="string">
            <text:p>Money</text:p>
          </table:table-cell>
          <table:table-cell office:value-type="string">
            <text:p>String</text:p>
          </table:table-cell>
          <table:table-cell office:value-type="string">
            <text:p>Target</text:p>
          </table:table-cell>
        </table:table-row>
        <table:table-row table:style-name="ro1">
          <table:table-cell table:formula="of:=[data.A2]" office:value-type="float" office:value="15">
            <text:p>15</text:p>
          </table:table-cell>
          <table:table-cell table:formula="of:=[data.B2]" office:value-type="float" office:value="44">
            <text:p>44</text:p>
          </table:table-cell>
          <table:table-cell table:formula="of:=[data.C2]" office:value-type="float" office:value="8.46430012024939">
            <text:p>8.46430</text:p>
          </table:table-cell>
          <table:table-cell table:formula="of:=[frame.D2]" office:value-type="float" office:value="22.8909327182919">
            <text:p>22.89093</text:p>
          </table:table-cell>
          <table:table-cell table:formula="of:=IF([data.E2]=&quot;A&quot;;0;IF([data.E2]=&quot;B&quot;;1;2))" office:value-type="float" office:value="0">
            <text:p>0</text:p>
          </table:table-cell>
          <table:table-cell table:formula="of:=[data.F2]" office:value-type="float" office:value="0">
            <text:p>0</text:p>
          </table:table-cell>
        </table:table-row>
        <table:table-row table:style-name="ro1">
          <table:table-cell table:formula="of:=[data.A3]" office:value-type="float" office:value="16">
            <text:p>16</text:p>
          </table:table-cell>
          <table:table-cell table:formula="of:=[data.B3]" office:value-type="float" office:value="47">
            <text:p>47</text:p>
          </table:table-cell>
          <table:table-cell table:formula="of:=[data.C3]" office:value-type="float" office:value="4.13761420641094">
            <text:p>4.13761</text:p>
          </table:table-cell>
          <table:table-cell table:formula="of:=[frame.D3]" office:value-type="float" office:value="24.7958705760539">
            <text:p>24.79587</text:p>
          </table:table-cell>
          <table:table-cell table:formula="of:=IF([data.E3]=&quot;A&quot;;0;IF([data.E3]=&quot;B&quot;;1;2))" office:value-type="float" office:value="1">
            <text:p>1</text:p>
          </table:table-cell>
          <table:table-cell table:formula="of:=[data.F3]" office:value-type="float" office:value="0">
            <text:p>0</text:p>
          </table:table-cell>
        </table:table-row>
        <table:table-row table:style-name="ro1">
          <table:table-cell table:formula="of:=[data.A4]" office:value-type="float" office:value="17">
            <text:p>17</text:p>
          </table:table-cell>
          <table:table-cell table:formula="of:=[data.B4]" office:value-type="float" office:value="50">
            <text:p>50</text:p>
          </table:table-cell>
          <table:table-cell table:formula="of:=[data.C4]" office:value-type="float" office:value="11.1959362169728">
            <text:p>11.19594</text:p>
          </table:table-cell>
          <table:table-cell table:formula="of:=[frame.D4]" office:value-type="float" office:value="30.8323937002569">
            <text:p>30.83239</text:p>
          </table:table-cell>
          <table:table-cell table:formula="of:=IF([data.E4]=&quot;A&quot;;0;IF([data.E4]=&quot;B&quot;;1;2))" office:value-type="float" office:value="2">
            <text:p>2</text:p>
          </table:table-cell>
          <table:table-cell table:formula="of:=[data.F4]" office:value-type="float" office:value="0">
            <text:p>0</text:p>
          </table:table-cell>
        </table:table-row>
        <table:table-row table:style-name="ro1">
          <table:table-cell table:formula="of:=[data.A5]" office:value-type="float" office:value="18">
            <text:p>18</text:p>
          </table:table-cell>
          <table:table-cell table:formula="of:=[data.B5]" office:value-type="float" office:value="53">
            <text:p>53</text:p>
          </table:table-cell>
          <table:table-cell table:formula="of:=[data.C5]" office:value-type="float" office:value="30.2270423155278">
            <text:p>30.22704</text:p>
          </table:table-cell>
          <table:table-cell table:formula="of:=[frame.D5]" office:value-type="float" office:value="27.8797241859138">
            <text:p>27.87972</text:p>
          </table:table-cell>
          <table:table-cell table:formula="of:=IF([data.E5]=&quot;A&quot;;0;IF([data.E5]=&quot;B&quot;;1;2))" office:value-type="float" office:value="2">
            <text:p>2</text:p>
          </table:table-cell>
          <table:table-cell table:formula="of:=[data.F5]" office:value-type="float" office:value="0">
            <text:p>0</text:p>
          </table:table-cell>
        </table:table-row>
        <table:table-row table:style-name="ro1">
          <table:table-cell table:formula="of:=[data.A6]" office:value-type="float" office:value="19">
            <text:p>19</text:p>
          </table:table-cell>
          <table:table-cell table:formula="of:=[data.B6]" office:value-type="float" office:value="56">
            <text:p>56</text:p>
          </table:table-cell>
          <table:table-cell table:formula="of:=[data.C6]" office:value-type="float" office:value="40.4368312330917">
            <text:p>40.43683</text:p>
          </table:table-cell>
          <table:table-cell table:formula="of:=[frame.D6]" office:value-type="float" office:value="54.973349859938">
            <text:p>54.97335</text:p>
          </table:table-cell>
          <table:table-cell table:formula="of:=IF([data.E6]=&quot;A&quot;;0;IF([data.E6]=&quot;B&quot;;1;2))" office:value-type="float" office:value="1">
            <text:p>1</text:p>
          </table:table-cell>
          <table:table-cell table:formula="of:=[data.F6]" office:value-type="float" office:value="0">
            <text:p>0</text:p>
          </table:table-cell>
        </table:table-row>
        <table:table-row table:style-name="ro1">
          <table:table-cell table:formula="of:=[data.A7]" office:value-type="float" office:value="20">
            <text:p>20</text:p>
          </table:table-cell>
          <table:table-cell table:formula="of:=[data.B7]" office:value-type="float" office:value="59">
            <text:p>59</text:p>
          </table:table-cell>
          <table:table-cell table:formula="of:=[data.C7]" office:value-type="float" office:value="21.4792518876493">
            <text:p>21.47925</text:p>
          </table:table-cell>
          <table:table-cell table:formula="of:=[frame.D7]" office:value-type="float" office:value="67.5916087348014">
            <text:p>67.59161</text:p>
          </table:table-cell>
          <table:table-cell table:formula="of:=IF([data.E7]=&quot;A&quot;;0;IF([data.E7]=&quot;B&quot;;1;2))" office:value-type="float" office:value="0">
            <text:p>0</text:p>
          </table:table-cell>
          <table:table-cell table:formula="of:=[data.F7]" office:value-type="float" office:value="1">
            <text:p>1</text:p>
          </table:table-cell>
        </table:table-row>
        <table:table-row table:style-name="ro1">
          <table:table-cell table:formula="of:=[data.A8]" office:value-type="float" office:value="21">
            <text:p>21</text:p>
          </table:table-cell>
          <table:table-cell table:formula="of:=[data.B8]" office:value-type="float" office:value="62">
            <text:p>62</text:p>
          </table:table-cell>
          <table:table-cell table:formula="of:=[data.C8]" office:value-type="float" office:value="12.599994475022">
            <text:p>12.59999</text:p>
          </table:table-cell>
          <table:table-cell table:formula="of:=[frame.D8]" office:value-type="float" office:value="49.7971158940345">
            <text:p>49.79712</text:p>
          </table:table-cell>
          <table:table-cell table:formula="of:=IF([data.E8]=&quot;A&quot;;0;IF([data.E8]=&quot;B&quot;;1;2))" office:value-type="float" office:value="1">
            <text:p>1</text:p>
          </table:table-cell>
          <table:table-cell table:formula="of:=[data.F8]" office:value-type="float" office:value="1">
            <text:p>1</text:p>
          </table:table-cell>
        </table:table-row>
        <table:table-row table:style-name="ro1">
          <table:table-cell table:formula="of:=[data.A9]" office:value-type="float" office:value="22">
            <text:p>22</text:p>
          </table:table-cell>
          <table:table-cell table:formula="of:=[data.B9]" office:value-type="float" office:value="65">
            <text:p>65</text:p>
          </table:table-cell>
          <table:table-cell table:formula="of:=[data.C9]" office:value-type="float" office:value="13.9785405714065">
            <text:p>13.97854</text:p>
          </table:table-cell>
          <table:table-cell table:formula="of:=[frame.D9]" office:value-type="float" office:value="26.608183933422">
            <text:p>26.60818</text:p>
          </table:table-cell>
          <table:table-cell table:formula="of:=IF([data.E9]=&quot;A&quot;;0;IF([data.E9]=&quot;B&quot;;1;2))" office:value-type="float" office:value="2">
            <text:p>2</text:p>
          </table:table-cell>
          <table:table-cell table:formula="of:=[data.F9]" office:value-type="float" office:value="1">
            <text:p>1</text:p>
          </table:table-cell>
        </table:table-row>
        <table:table-row table:style-name="ro1">
          <table:table-cell table:formula="of:=[data.A10]" office:value-type="float" office:value="23">
            <text:p>23</text:p>
          </table:table-cell>
          <table:table-cell table:formula="of:=[data.B10]" office:value-type="float" office:value="68">
            <text:p>68</text:p>
          </table:table-cell>
          <table:table-cell table:formula="of:=[data.C10]" office:value-type="float" office:value="31.4308825181797">
            <text:p>31.43088</text:p>
          </table:table-cell>
          <table:table-cell table:formula="of:=[frame.D10]" office:value-type="float" office:value="12.6260521821678">
            <text:p>12.62605</text:p>
          </table:table-cell>
          <table:table-cell table:formula="of:=IF([data.E10]=&quot;A&quot;;0;IF([data.E10]=&quot;B&quot;;1;2))" office:value-type="float" office:value="0">
            <text:p>0</text:p>
          </table:table-cell>
          <table:table-cell table:formula="of:=[data.F10]" office:value-type="float" office:value="0">
            <text:p>0</text:p>
          </table:table-cell>
        </table:table-row>
        <table:table-row table:style-name="ro1">
          <table:table-cell table:formula="of:=[data.A11]" office:value-type="float" office:value="24">
            <text:p>24</text:p>
          </table:table-cell>
          <table:table-cell table:formula="of:=[data.B11]" office:value-type="float" office:value="71">
            <text:p>71</text:p>
          </table:table-cell>
          <table:table-cell table:formula="of:=[data.C11]" office:value-type="float" office:value="41.4463789202273">
            <text:p>41.44638</text:p>
          </table:table-cell>
          <table:table-cell table:formula="of:=[frame.D11]" office:value-type="float" office:value="36.1371017992496">
            <text:p>36.13710</text:p>
          </table:table-cell>
          <table:table-cell table:formula="of:=IF([data.E11]=&quot;A&quot;;0;IF([data.E11]=&quot;B&quot;;1;2))" office:value-type="float" office:value="1">
            <text:p>1</text:p>
          </table:table-cell>
          <table:table-cell table:formula="of:=[data.F11]" office:value-type="float" office:value="0">
            <text:p>0</text:p>
          </table:table-cell>
        </table:table-row>
        <table:table-row table:style-name="ro1">
          <table:table-cell table:formula="of:=[data.A12]" office:value-type="float" office:value="25">
            <text:p>25</text:p>
          </table:table-cell>
          <table:table-cell table:formula="of:=[data.B12]" office:value-type="float" office:value="74">
            <text:p>74</text:p>
          </table:table-cell>
          <table:table-cell table:formula="of:=[data.C12]" office:value-type="float" office:value="36.400153930299">
            <text:p>36.40015</text:p>
          </table:table-cell>
          <table:table-cell table:formula="of:=[frame.D12]" office:value-type="float" office:value="20.6348904408514">
            <text:p>20.63489</text:p>
          </table:table-cell>
          <table:table-cell table:formula="of:=IF([data.E12]=&quot;A&quot;;0;IF([data.E12]=&quot;B&quot;;1;2))" office:value-type="float" office:value="0">
            <text:p>0</text:p>
          </table:table-cell>
          <table:table-cell table:formula="of:=[data.F12]" office:value-type="float" office:value="0">
            <text:p>0</text:p>
          </table:table-cell>
        </table:table-row>
        <table:table-row table:style-name="ro1">
          <table:table-cell table:formula="of:=[data.A13]" office:value-type="float" office:value="35">
            <text:p>35</text:p>
          </table:table-cell>
          <table:table-cell table:formula="of:=[data.B13]" office:value-type="float" office:value="104">
            <text:p>104</text:p>
          </table:table-cell>
          <table:table-cell table:formula="of:=[data.C13]" office:value-type="float" office:value="5.85438371635973">
            <text:p>5.85438</text:p>
          </table:table-cell>
          <table:table-cell table:formula="of:=[frame.D13]" office:value-type="float" office:value="93.9978247974068">
            <text:p>93.99782</text:p>
          </table:table-cell>
          <table:table-cell table:formula="of:=IF([data.E13]=&quot;A&quot;;0;IF([data.E13]=&quot;B&quot;;1;2))" office:value-type="float" office:value="2">
            <text:p>2</text:p>
          </table:table-cell>
          <table:table-cell table:formula="of:=[data.F13]" office:value-type="float" office:value="1">
            <text:p>1</text:p>
          </table:table-cell>
        </table:table-row>
        <table:table-row table:style-name="ro1">
          <table:table-cell table:formula="of:=[data.A14]" office:value-type="float" office:value="36">
            <text:p>36</text:p>
          </table:table-cell>
          <table:table-cell table:formula="of:=[data.B14]" office:value-type="float" office:value="107">
            <text:p>107</text:p>
          </table:table-cell>
          <table:table-cell table:formula="of:=[data.C14]" office:value-type="float" office:value="6.51119917165488">
            <text:p>6.51120</text:p>
          </table:table-cell>
          <table:table-cell table:formula="of:=[frame.D14]" office:value-type="float" office:value="82.9311723355204">
            <text:p>82.93117</text:p>
          </table:table-cell>
          <table:table-cell table:formula="of:=IF([data.E14]=&quot;A&quot;;0;IF([data.E14]=&quot;B&quot;;1;2))" office:value-type="float" office:value="0">
            <text:p>0</text:p>
          </table:table-cell>
          <table:table-cell table:formula="of:=[data.F14]" office:value-type="float" office:value="1">
            <text:p>1</text:p>
          </table:table-cell>
        </table:table-row>
        <table:table-row table:style-name="ro1">
          <table:table-cell table:formula="of:=[data.A15]" office:value-type="float" office:value="37">
            <text:p>37</text:p>
          </table:table-cell>
          <table:table-cell table:formula="of:=[data.B15]" office:value-type="float" office:value="110">
            <text:p>110</text:p>
          </table:table-cell>
          <table:table-cell table:formula="of:=[data.C15]" office:value-type="float" office:value="48.6111945472658">
            <text:p>48.61119</text:p>
          </table:table-cell>
          <table:table-cell table:formula="of:=[frame.D15]" office:value-type="float" office:value="26.5255610458553">
            <text:p>26.52556</text:p>
          </table:table-cell>
          <table:table-cell table:formula="of:=IF([data.E15]=&quot;A&quot;;0;IF([data.E15]=&quot;B&quot;;1;2))" office:value-type="float" office:value="1">
            <text:p>1</text:p>
          </table:table-cell>
          <table:table-cell table:formula="of:=[data.F15]" office:value-type="float" office:value="1">
            <text:p>1</text:p>
          </table:table-cell>
        </table:table-row>
        <table:table-row table:style-name="ro1">
          <table:table-cell table:formula="of:=[data.A16]" office:value-type="float" office:value="38">
            <text:p>38</text:p>
          </table:table-cell>
          <table:table-cell table:formula="of:=[data.B16]" office:value-type="float" office:value="113">
            <text:p>113</text:p>
          </table:table-cell>
          <table:table-cell table:formula="of:=[data.C16]" office:value-type="float" office:value="2.49439573381096">
            <text:p>2.49440</text:p>
          </table:table-cell>
          <table:table-cell table:formula="of:=[frame.D16]" office:value-type="float" office:value="56.2432598788291">
            <text:p>56.24326</text:p>
          </table:table-cell>
          <table:table-cell table:formula="of:=IF([data.E16]=&quot;A&quot;;0;IF([data.E16]=&quot;B&quot;;1;2))" office:value-type="float" office:value="2">
            <text:p>2</text:p>
          </table:table-cell>
          <table:table-cell table:formula="of:=[data.F16]" office:value-type="float" office:value="1">
            <text:p>1</text:p>
          </table:table-cell>
        </table:table-row>
        <table:table-row table:style-name="ro1">
          <table:table-cell table:formula="of:=[data.A17]" office:value-type="float" office:value="39">
            <text:p>39</text:p>
          </table:table-cell>
          <table:table-cell table:formula="of:=[data.B17]" office:value-type="float" office:value="116">
            <text:p>116</text:p>
          </table:table-cell>
          <table:table-cell table:formula="of:=[data.C17]" office:value-type="float" office:value="18.3796075172722">
            <text:p>18.37961</text:p>
          </table:table-cell>
          <table:table-cell table:formula="of:=[frame.D17]" office:value-type="float" office:value="71.3523311540484">
            <text:p>71.35233</text:p>
          </table:table-cell>
          <table:table-cell table:formula="of:=IF([data.E17]=&quot;A&quot;;0;IF([data.E17]=&quot;B&quot;;1;2))" office:value-type="float" office:value="0">
            <text:p>0</text:p>
          </table:table-cell>
          <table:table-cell table:formula="of:=[data.F17]" office:value-type="float" office:value="1">
            <text:p>1</text:p>
          </table:table-cell>
        </table:table-row>
        <table:table-row table:style-name="ro1">
          <table:table-cell table:formula="of:=[data.A18]" office:value-type="float" office:value="40">
            <text:p>40</text:p>
          </table:table-cell>
          <table:table-cell table:formula="of:=[data.B18]" office:value-type="float" office:value="119">
            <text:p>119</text:p>
          </table:table-cell>
          <table:table-cell table:formula="of:=[data.C18]" office:value-type="float" office:value="35.8174170134589">
            <text:p>35.81742</text:p>
          </table:table-cell>
          <table:table-cell table:formula="of:=[frame.D18]" office:value-type="float" office:value="75.3747354727238">
            <text:p>75.37474</text:p>
          </table:table-cell>
          <table:table-cell table:formula="of:=IF([data.E18]=&quot;A&quot;;0;IF([data.E18]=&quot;B&quot;;1;2))" office:value-type="float" office:value="2">
            <text:p>2</text:p>
          </table:table-cell>
          <table:table-cell table:formula="of:=[data.F18]" office:value-type="float" office:value="1">
            <text:p>1</text:p>
          </table:table-cell>
        </table:table-row>
        <table:table-row table:style-name="ro1">
          <table:table-cell table:formula="of:=[data.A19]" office:value-type="float" office:value="41">
            <text:p>41</text:p>
          </table:table-cell>
          <table:table-cell table:formula="of:=[data.B19]" office:value-type="float" office:value="122">
            <text:p>122</text:p>
          </table:table-cell>
          <table:table-cell table:formula="of:=[data.C19]" office:value-type="float" office:value="43.1699929526076">
            <text:p>43.16999</text:p>
          </table:table-cell>
          <table:table-cell table:formula="of:=[frame.D19]" office:value-type="float" office:value="69.6193792391568">
            <text:p>69.61938</text:p>
          </table:table-cell>
          <table:table-cell table:formula="of:=IF([data.E19]=&quot;A&quot;;0;IF([data.E19]=&quot;B&quot;;1;2))" office:value-type="float" office:value="1">
            <text:p>1</text:p>
          </table:table-cell>
          <table:table-cell table:formula="of:=[data.F19]" office:value-type="float" office:value="1">
            <text:p>1</text:p>
          </table:table-cell>
        </table:table-row>
        <table:table-row table:style-name="ro1">
          <table:table-cell table:formula="of:=[data.A20]" office:value-type="float" office:value="42">
            <text:p>42</text:p>
          </table:table-cell>
          <table:table-cell table:formula="of:=[data.B20]" office:value-type="float" office:value="125">
            <text:p>125</text:p>
          </table:table-cell>
          <table:table-cell table:formula="of:=[data.C20]" office:value-type="float" office:value="40.6858862843365">
            <text:p>40.68589</text:p>
          </table:table-cell>
          <table:table-cell table:formula="of:=[frame.D20]" office:value-type="float" office:value="84.9734789226204">
            <text:p>84.97348</text:p>
          </table:table-cell>
          <table:table-cell table:formula="of:=IF([data.E20]=&quot;A&quot;;0;IF([data.E20]=&quot;B&quot;;1;2))" office:value-type="float" office:value="1">
            <text:p>1</text:p>
          </table:table-cell>
          <table:table-cell table:formula="of:=[data.F20]" office:value-type="float" office:value="1">
            <text:p>1</text:p>
          </table:table-cell>
        </table:table-row>
        <table:table-row table:style-name="ro1">
          <table:table-cell table:formula="of:=[data.A21]" office:value-type="float" office:value="43">
            <text:p>43</text:p>
          </table:table-cell>
          <table:table-cell table:formula="of:=[data.B21]" office:value-type="float" office:value="128">
            <text:p>128</text:p>
          </table:table-cell>
          <table:table-cell table:formula="of:=[data.C21]" office:value-type="float" office:value="2.94533530250192">
            <text:p>2.94534</text:p>
          </table:table-cell>
          <table:table-cell table:formula="of:=[frame.D21]" office:value-type="float" office:value="90.3092227876186">
            <text:p>90.30922</text:p>
          </table:table-cell>
          <table:table-cell table:formula="of:=IF([data.E21]=&quot;A&quot;;0;IF([data.E21]=&quot;B&quot;;1;2))" office:value-type="float" office:value="1">
            <text:p>1</text:p>
          </table:table-cell>
          <table:table-cell table:formula="of:=[data.F21]" office:value-type="float" office:value="1">
            <text:p>1</text:p>
          </table:table-cell>
        </table:table-row>
        <table:table-row table:style-name="ro1">
          <table:table-cell table:formula="of:=[data.A22]" office:value-type="float" office:value="44">
            <text:p>44</text:p>
          </table:table-cell>
          <table:table-cell table:formula="of:=[data.B22]" office:value-type="float" office:value="131">
            <text:p>131</text:p>
          </table:table-cell>
          <table:table-cell table:formula="of:=[data.C22]" office:value-type="float" office:value="44.210579409264">
            <text:p>44.21058</text:p>
          </table:table-cell>
          <table:table-cell table:formula="of:=[frame.D22]" office:value-type="float" office:value="10.9525797422975">
            <text:p>10.95258</text:p>
          </table:table-cell>
          <table:table-cell table:formula="of:=IF([data.E22]=&quot;A&quot;;0;IF([data.E22]=&quot;B&quot;;1;2))" office:value-type="float" office:value="2">
            <text:p>2</text:p>
          </table:table-cell>
          <table:table-cell table:formula="of:=[data.F22]" office:value-type="float" office:value="1">
            <text:p>1</text:p>
          </table:table-cell>
        </table:table-row>
        <table:table-row table:style-name="ro1">
          <table:table-cell table:formula="of:=[data.A23]" office:value-type="float" office:value="70">
            <text:p>70</text:p>
          </table:table-cell>
          <table:table-cell table:formula="of:=[data.B23]" office:value-type="float" office:value="209">
            <text:p>209</text:p>
          </table:table-cell>
          <table:table-cell table:formula="of:=[data.C23]" office:value-type="float" office:value="6.68805968016386">
            <text:p>6.68806</text:p>
          </table:table-cell>
          <table:table-cell table:formula="of:=[frame.D23]" office:value-type="float" office:value="39.0705722384155">
            <text:p>39.07057</text:p>
          </table:table-cell>
          <table:table-cell table:formula="of:=IF([data.E23]=&quot;A&quot;;0;IF([data.E23]=&quot;B&quot;;1;2))" office:value-type="float" office:value="0">
            <text:p>0</text:p>
          </table:table-cell>
          <table:table-cell table:formula="of:=[data.F23]" office:value-type="float" office:value="1">
            <text:p>1</text:p>
          </table:table-cell>
        </table:table-row>
        <table:table-row table:style-name="ro1">
          <table:table-cell table:formula="of:=[data.A24]" office:value-type="float" office:value="71">
            <text:p>71</text:p>
          </table:table-cell>
          <table:table-cell table:formula="of:=[data.B24]" office:value-type="float" office:value="212">
            <text:p>212</text:p>
          </table:table-cell>
          <table:table-cell table:formula="of:=[data.C24]" office:value-type="float" office:value="7.4672436574474">
            <text:p>7.46724</text:p>
          </table:table-cell>
          <table:table-cell table:formula="of:=[frame.D24]" office:value-type="float" office:value="68.105475185439">
            <text:p>68.10548</text:p>
          </table:table-cell>
          <table:table-cell table:formula="of:=IF([data.E24]=&quot;A&quot;;0;IF([data.E24]=&quot;B&quot;;1;2))" office:value-type="float" office:value="0">
            <text:p>0</text:p>
          </table:table-cell>
          <table:table-cell table:formula="of:=[data.F24]" office:value-type="float" office:value="1">
            <text:p>1</text:p>
          </table:table-cell>
        </table:table-row>
        <table:table-row table:style-name="ro1">
          <table:table-cell table:formula="of:=[data.A25]" office:value-type="float" office:value="72">
            <text:p>72</text:p>
          </table:table-cell>
          <table:table-cell table:formula="of:=[data.B25]" office:value-type="float" office:value="215">
            <text:p>215</text:p>
          </table:table-cell>
          <table:table-cell table:formula="of:=[data.C25]" office:value-type="float" office:value="27.0485466578975">
            <text:p>27.04855</text:p>
          </table:table-cell>
          <table:table-cell table:formula="of:=[frame.D25]" office:value-type="float" office:value="87.0318118017167">
            <text:p>87.03181</text:p>
          </table:table-cell>
          <table:table-cell table:formula="of:=IF([data.E25]=&quot;A&quot;;0;IF([data.E25]=&quot;B&quot;;1;2))" office:value-type="float" office:value="2">
            <text:p>2</text:p>
          </table:table-cell>
          <table:table-cell table:formula="of:=[data.F25]" office:value-type="float" office:value="1">
            <text:p>1</text:p>
          </table:table-cell>
        </table:table-row>
        <table:table-row table:style-name="ro1">
          <table:table-cell table:formula="of:=[data.A26]" office:value-type="float" office:value="73">
            <text:p>73</text:p>
          </table:table-cell>
          <table:table-cell table:formula="of:=[data.B26]" office:value-type="float" office:value="218">
            <text:p>218</text:p>
          </table:table-cell>
          <table:table-cell table:formula="of:=[data.C26]" office:value-type="float" office:value="38.0396160297096">
            <text:p>38.03962</text:p>
          </table:table-cell>
          <table:table-cell table:formula="of:=[frame.D26]" office:value-type="float" office:value="76.0604233946651">
            <text:p>76.06042</text:p>
          </table:table-cell>
          <table:table-cell table:formula="of:=IF([data.E26]=&quot;A&quot;;0;IF([data.E26]=&quot;B&quot;;1;2))" office:value-type="float" office:value="1">
            <text:p>1</text:p>
          </table:table-cell>
          <table:table-cell table:formula="of:=[data.F26]" office:value-type="float" office:value="1">
            <text:p>1</text:p>
          </table:table-cell>
        </table:table-row>
        <table:table-row table:style-name="ro1">
          <table:table-cell table:formula="of:=[data.A27]" office:value-type="float" office:value="74">
            <text:p>74</text:p>
          </table:table-cell>
          <table:table-cell table:formula="of:=[data.B27]" office:value-type="float" office:value="221">
            <text:p>221</text:p>
          </table:table-cell>
          <table:table-cell table:formula="of:=[data.C27]" office:value-type="float" office:value="5.52428665105253">
            <text:p>5.52429</text:p>
          </table:table-cell>
          <table:table-cell table:formula="of:=[frame.D27]" office:value-type="float" office:value="79.1540484875441">
            <text:p>79.15405</text:p>
          </table:table-cell>
          <table:table-cell table:formula="of:=IF([data.E27]=&quot;A&quot;;0;IF([data.E27]=&quot;B&quot;;1;2))" office:value-type="float" office:value="2">
            <text:p>2</text:p>
          </table:table-cell>
          <table:table-cell table:formula="of:=[data.F27]" office:value-type="float" office:value="1">
            <text:p>1</text:p>
          </table:table-cell>
        </table:table-row>
        <table:table-row table:style-name="ro1">
          <table:table-cell table:formula="of:=[data.A28]" office:value-type="float" office:value="75">
            <text:p>75</text:p>
          </table:table-cell>
          <table:table-cell table:formula="of:=[data.B28]" office:value-type="float" office:value="224">
            <text:p>224</text:p>
          </table:table-cell>
          <table:table-cell table:formula="of:=[data.C28]" office:value-type="float" office:value="30.6041610427201">
            <text:p>30.60416</text:p>
          </table:table-cell>
          <table:table-cell table:formula="of:=[frame.D28]" office:value-type="float" office:value="35.9113517217338">
            <text:p>35.91135</text:p>
          </table:table-cell>
          <table:table-cell table:formula="of:=IF([data.E28]=&quot;A&quot;;0;IF([data.E28]=&quot;B&quot;;1;2))" office:value-type="float" office:value="2">
            <text:p>2</text:p>
          </table:table-cell>
          <table:table-cell table:formula="of:=[data.F28]" office:value-type="float" office:value="1">
            <text:p>1</text:p>
          </table:table-cell>
        </table:table-row>
        <table:table-row table:style-name="ro1">
          <table:table-cell table:formula="of:=[data.A29]" office:value-type="float" office:value="76">
            <text:p>76</text:p>
          </table:table-cell>
          <table:table-cell table:formula="of:=[data.B29]" office:value-type="float" office:value="227">
            <text:p>227</text:p>
          </table:table-cell>
          <table:table-cell table:formula="of:=[data.C29]" office:value-type="float" office:value="13.7867407174781">
            <text:p>13.78674</text:p>
          </table:table-cell>
          <table:table-cell table:formula="of:=[frame.D29]" office:value-type="float" office:value="37.2687454801053">
            <text:p>37.26875</text:p>
          </table:table-cell>
          <table:table-cell table:formula="of:=IF([data.E29]=&quot;A&quot;;0;IF([data.E29]=&quot;B&quot;;1;2))" office:value-type="float" office:value="0">
            <text:p>0</text:p>
          </table:table-cell>
          <table:table-cell table:formula="of:=[data.F29]" office:value-type="float" office:value="1">
            <text:p>1</text:p>
          </table:table-cell>
        </table:table-row>
      </table:table>
      <table:table table:name="input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row table:style-name="ro1">
          <table:table-cell table:formula="of:=[data.B1]" office:value-type="string" office:string-value="Int">
            <text:p>Int</text:p>
          </table:table-cell>
          <table:table-cell table:formula="of:=[data.C1]" office:value-type="string" office:string-value="Float">
            <text:p>Float</text:p>
          </table:table-cell>
          <table:table-cell table:style-name="Default" table:formula="of:=[data.D1]" office:value-type="string" office:string-value="Money">
            <text:p>Money</text:p>
          </table:table-cell>
          <table:table-cell office:value-type="string">
            <text:p>String [A]</text:p>
          </table:table-cell>
          <table:table-cell table:style-name="Default" office:value-type="string">
            <text:p>String [B]</text:p>
          </table:table-cell>
          <table:table-cell table:style-name="Default" office:value-type="string">
            <text:p>String [C]</text:p>
          </table:table-cell>
        </table:table-row>
        <table:table-row table:style-name="ro1">
          <table:table-cell table:formula="of:=[data.B2]" office:value-type="float" office:value="44">
            <text:p>44</text:p>
          </table:table-cell>
          <table:table-cell table:formula="of:=[data.C2]" office:value-type="float" office:value="8.46430012024939">
            <text:p>8.4643001202</text:p>
          </table:table-cell>
          <table:table-cell table:formula="of:=[frame.D2]" office:value-type="float" office:value="22.8909327182919">
            <text:p>22.89093</text:p>
          </table:table-cell>
          <table:table-cell table:style-name="ce3" table:formula="of:=IF([data.E2]=&quot;A&quot;;1;0)" office:value-type="float" office:value="1">
            <text:p>1.0</text:p>
          </table:table-cell>
          <table:table-cell table:style-name="ce4" table:formula="of:=IF([data.E2]=&quot;B&quot;;1;0)" office:value-type="float" office:value="0">
            <text:p>0.0</text:p>
          </table:table-cell>
          <table:table-cell table:style-name="ce4" table:formula="of:=IF([data.E2]=&quot;C&quot;;1;0)" office:value-type="float" office:value="0">
            <text:p>0.0</text:p>
          </table:table-cell>
        </table:table-row>
        <table:table-row table:style-name="ro1">
          <table:table-cell table:formula="of:=[data.B3]" office:value-type="float" office:value="47">
            <text:p>47</text:p>
          </table:table-cell>
          <table:table-cell table:formula="of:=[data.C3]" office:value-type="float" office:value="4.13761420641094">
            <text:p>4.1376142064</text:p>
          </table:table-cell>
          <table:table-cell table:formula="of:=[frame.D3]" office:value-type="float" office:value="24.7958705760539">
            <text:p>24.79587</text:p>
          </table:table-cell>
          <table:table-cell table:formula="of:=IF([data.E3]=&quot;A&quot;;1;0)" office:value-type="float" office:value="0">
            <text:p>0</text:p>
          </table:table-cell>
          <table:table-cell table:formula="of:=IF([data.E3]=&quot;B&quot;;1;0)" office:value-type="float" office:value="1">
            <text:p>1</text:p>
          </table:table-cell>
          <table:table-cell table:formula="of:=IF([data.E3]=&quot;C&quot;;1;0)" office:value-type="float" office:value="0">
            <text:p>0</text:p>
          </table:table-cell>
        </table:table-row>
        <table:table-row table:style-name="ro1">
          <table:table-cell table:formula="of:=[data.B4]" office:value-type="float" office:value="50">
            <text:p>50</text:p>
          </table:table-cell>
          <table:table-cell table:formula="of:=[data.C4]" office:value-type="float" office:value="11.1959362169728">
            <text:p>11.195936217</text:p>
          </table:table-cell>
          <table:table-cell table:formula="of:=[frame.D4]" office:value-type="float" office:value="30.8323937002569">
            <text:p>30.83239</text:p>
          </table:table-cell>
          <table:table-cell table:formula="of:=IF([data.E4]=&quot;A&quot;;1;0)" office:value-type="float" office:value="0">
            <text:p>0</text:p>
          </table:table-cell>
          <table:table-cell table:formula="of:=IF([data.E4]=&quot;B&quot;;1;0)" office:value-type="float" office:value="0">
            <text:p>0</text:p>
          </table:table-cell>
          <table:table-cell table:formula="of:=IF([data.E4]=&quot;C&quot;;1;0)" office:value-type="float" office:value="1">
            <text:p>1</text:p>
          </table:table-cell>
        </table:table-row>
        <table:table-row table:style-name="ro1">
          <table:table-cell table:formula="of:=[data.B5]" office:value-type="float" office:value="53">
            <text:p>53</text:p>
          </table:table-cell>
          <table:table-cell table:formula="of:=[data.C5]" office:value-type="float" office:value="30.2270423155278">
            <text:p>30.2270423155</text:p>
          </table:table-cell>
          <table:table-cell table:formula="of:=[frame.D5]" office:value-type="float" office:value="27.8797241859138">
            <text:p>27.87972</text:p>
          </table:table-cell>
          <table:table-cell table:formula="of:=IF([data.E5]=&quot;A&quot;;1;0)" office:value-type="float" office:value="0">
            <text:p>0</text:p>
          </table:table-cell>
          <table:table-cell table:formula="of:=IF([data.E5]=&quot;B&quot;;1;0)" office:value-type="float" office:value="0">
            <text:p>0</text:p>
          </table:table-cell>
          <table:table-cell table:formula="of:=IF([data.E5]=&quot;C&quot;;1;0)" office:value-type="float" office:value="1">
            <text:p>1</text:p>
          </table:table-cell>
        </table:table-row>
        <table:table-row table:style-name="ro1">
          <table:table-cell table:formula="of:=[data.B6]" office:value-type="float" office:value="56">
            <text:p>56</text:p>
          </table:table-cell>
          <table:table-cell table:formula="of:=[data.C6]" office:value-type="float" office:value="40.4368312330917">
            <text:p>40.4368312331</text:p>
          </table:table-cell>
          <table:table-cell table:formula="of:=[frame.D6]" office:value-type="float" office:value="54.973349859938">
            <text:p>54.97335</text:p>
          </table:table-cell>
          <table:table-cell table:formula="of:=IF([data.E6]=&quot;A&quot;;1;0)" office:value-type="float" office:value="0">
            <text:p>0</text:p>
          </table:table-cell>
          <table:table-cell table:formula="of:=IF([data.E6]=&quot;B&quot;;1;0)" office:value-type="float" office:value="1">
            <text:p>1</text:p>
          </table:table-cell>
          <table:table-cell table:formula="of:=IF([data.E6]=&quot;C&quot;;1;0)" office:value-type="float" office:value="0">
            <text:p>0</text:p>
          </table:table-cell>
        </table:table-row>
        <table:table-row table:style-name="ro1">
          <table:table-cell table:formula="of:=[data.B7]" office:value-type="float" office:value="59">
            <text:p>59</text:p>
          </table:table-cell>
          <table:table-cell table:formula="of:=[data.C7]" office:value-type="float" office:value="21.4792518876493">
            <text:p>21.4792518876</text:p>
          </table:table-cell>
          <table:table-cell table:formula="of:=[frame.D7]" office:value-type="float" office:value="67.5916087348014">
            <text:p>67.59161</text:p>
          </table:table-cell>
          <table:table-cell table:formula="of:=IF([data.E7]=&quot;A&quot;;1;0)" office:value-type="float" office:value="1">
            <text:p>1</text:p>
          </table:table-cell>
          <table:table-cell table:formula="of:=IF([data.E7]=&quot;B&quot;;1;0)" office:value-type="float" office:value="0">
            <text:p>0</text:p>
          </table:table-cell>
          <table:table-cell table:formula="of:=IF([data.E7]=&quot;C&quot;;1;0)" office:value-type="float" office:value="0">
            <text:p>0</text:p>
          </table:table-cell>
        </table:table-row>
        <table:table-row table:style-name="ro1">
          <table:table-cell table:formula="of:=[data.B8]" office:value-type="float" office:value="62">
            <text:p>62</text:p>
          </table:table-cell>
          <table:table-cell table:formula="of:=[data.C8]" office:value-type="float" office:value="12.599994475022">
            <text:p>12.599994475</text:p>
          </table:table-cell>
          <table:table-cell table:formula="of:=[frame.D8]" office:value-type="float" office:value="49.7971158940345">
            <text:p>49.79712</text:p>
          </table:table-cell>
          <table:table-cell table:formula="of:=IF([data.E8]=&quot;A&quot;;1;0)" office:value-type="float" office:value="0">
            <text:p>0</text:p>
          </table:table-cell>
          <table:table-cell table:formula="of:=IF([data.E8]=&quot;B&quot;;1;0)" office:value-type="float" office:value="1">
            <text:p>1</text:p>
          </table:table-cell>
          <table:table-cell table:formula="of:=IF([data.E8]=&quot;C&quot;;1;0)" office:value-type="float" office:value="0">
            <text:p>0</text:p>
          </table:table-cell>
        </table:table-row>
        <table:table-row table:style-name="ro1">
          <table:table-cell table:formula="of:=[data.B9]" office:value-type="float" office:value="65">
            <text:p>65</text:p>
          </table:table-cell>
          <table:table-cell table:formula="of:=[data.C9]" office:value-type="float" office:value="13.9785405714065">
            <text:p>13.9785405714</text:p>
          </table:table-cell>
          <table:table-cell table:formula="of:=[frame.D9]" office:value-type="float" office:value="26.608183933422">
            <text:p>26.60818</text:p>
          </table:table-cell>
          <table:table-cell table:formula="of:=IF([data.E9]=&quot;A&quot;;1;0)" office:value-type="float" office:value="0">
            <text:p>0</text:p>
          </table:table-cell>
          <table:table-cell table:formula="of:=IF([data.E9]=&quot;B&quot;;1;0)" office:value-type="float" office:value="0">
            <text:p>0</text:p>
          </table:table-cell>
          <table:table-cell table:formula="of:=IF([data.E9]=&quot;C&quot;;1;0)" office:value-type="float" office:value="1">
            <text:p>1</text:p>
          </table:table-cell>
        </table:table-row>
        <table:table-row table:style-name="ro1">
          <table:table-cell table:formula="of:=[data.B10]" office:value-type="float" office:value="68">
            <text:p>68</text:p>
          </table:table-cell>
          <table:table-cell table:formula="of:=[data.C10]" office:value-type="float" office:value="31.4308825181797">
            <text:p>31.4308825182</text:p>
          </table:table-cell>
          <table:table-cell table:formula="of:=[frame.D10]" office:value-type="float" office:value="12.6260521821678">
            <text:p>12.62605</text:p>
          </table:table-cell>
          <table:table-cell table:formula="of:=IF([data.E10]=&quot;A&quot;;1;0)" office:value-type="float" office:value="1">
            <text:p>1</text:p>
          </table:table-cell>
          <table:table-cell table:formula="of:=IF([data.E10]=&quot;B&quot;;1;0)" office:value-type="float" office:value="0">
            <text:p>0</text:p>
          </table:table-cell>
          <table:table-cell table:formula="of:=IF([data.E10]=&quot;C&quot;;1;0)" office:value-type="float" office:value="0">
            <text:p>0</text:p>
          </table:table-cell>
        </table:table-row>
        <table:table-row table:style-name="ro1">
          <table:table-cell table:formula="of:=[data.B11]" office:value-type="float" office:value="71">
            <text:p>71</text:p>
          </table:table-cell>
          <table:table-cell table:formula="of:=[data.C11]" office:value-type="float" office:value="41.4463789202273">
            <text:p>41.4463789202</text:p>
          </table:table-cell>
          <table:table-cell table:formula="of:=[frame.D11]" office:value-type="float" office:value="36.1371017992496">
            <text:p>36.13710</text:p>
          </table:table-cell>
          <table:table-cell table:formula="of:=IF([data.E11]=&quot;A&quot;;1;0)" office:value-type="float" office:value="0">
            <text:p>0</text:p>
          </table:table-cell>
          <table:table-cell table:formula="of:=IF([data.E11]=&quot;B&quot;;1;0)" office:value-type="float" office:value="1">
            <text:p>1</text:p>
          </table:table-cell>
          <table:table-cell table:formula="of:=IF([data.E11]=&quot;C&quot;;1;0)" office:value-type="float" office:value="0">
            <text:p>0</text:p>
          </table:table-cell>
        </table:table-row>
        <table:table-row table:style-name="ro1">
          <table:table-cell table:formula="of:=[data.B12]" office:value-type="float" office:value="74">
            <text:p>74</text:p>
          </table:table-cell>
          <table:table-cell table:formula="of:=[data.C12]" office:value-type="float" office:value="36.400153930299">
            <text:p>36.4001539303</text:p>
          </table:table-cell>
          <table:table-cell table:formula="of:=[frame.D12]" office:value-type="float" office:value="20.6348904408514">
            <text:p>20.63489</text:p>
          </table:table-cell>
          <table:table-cell table:formula="of:=IF([data.E12]=&quot;A&quot;;1;0)" office:value-type="float" office:value="1">
            <text:p>1</text:p>
          </table:table-cell>
          <table:table-cell table:formula="of:=IF([data.E12]=&quot;B&quot;;1;0)" office:value-type="float" office:value="0">
            <text:p>0</text:p>
          </table:table-cell>
          <table:table-cell table:formula="of:=IF([data.E12]=&quot;C&quot;;1;0)" office:value-type="float" office:value="0">
            <text:p>0</text:p>
          </table:table-cell>
        </table:table-row>
        <table:table-row table:style-name="ro1">
          <table:table-cell table:formula="of:=[data.B13]" office:value-type="float" office:value="104">
            <text:p>104</text:p>
          </table:table-cell>
          <table:table-cell table:formula="of:=[data.C13]" office:value-type="float" office:value="5.85438371635973">
            <text:p>5.8543837164</text:p>
          </table:table-cell>
          <table:table-cell table:formula="of:=[frame.D13]" office:value-type="float" office:value="93.9978247974068">
            <text:p>93.99782</text:p>
          </table:table-cell>
          <table:table-cell table:formula="of:=IF([data.E13]=&quot;A&quot;;1;0)" office:value-type="float" office:value="0">
            <text:p>0</text:p>
          </table:table-cell>
          <table:table-cell table:formula="of:=IF([data.E13]=&quot;B&quot;;1;0)" office:value-type="float" office:value="0">
            <text:p>0</text:p>
          </table:table-cell>
          <table:table-cell table:formula="of:=IF([data.E13]=&quot;C&quot;;1;0)" office:value-type="float" office:value="1">
            <text:p>1</text:p>
          </table:table-cell>
        </table:table-row>
        <table:table-row table:style-name="ro1">
          <table:table-cell table:formula="of:=[data.B14]" office:value-type="float" office:value="107">
            <text:p>107</text:p>
          </table:table-cell>
          <table:table-cell table:formula="of:=[data.C14]" office:value-type="float" office:value="6.51119917165488">
            <text:p>6.5111991717</text:p>
          </table:table-cell>
          <table:table-cell table:formula="of:=[frame.D14]" office:value-type="float" office:value="82.9311723355204">
            <text:p>82.93117</text:p>
          </table:table-cell>
          <table:table-cell table:formula="of:=IF([data.E14]=&quot;A&quot;;1;0)" office:value-type="float" office:value="1">
            <text:p>1</text:p>
          </table:table-cell>
          <table:table-cell table:formula="of:=IF([data.E14]=&quot;B&quot;;1;0)" office:value-type="float" office:value="0">
            <text:p>0</text:p>
          </table:table-cell>
          <table:table-cell table:formula="of:=IF([data.E14]=&quot;C&quot;;1;0)" office:value-type="float" office:value="0">
            <text:p>0</text:p>
          </table:table-cell>
        </table:table-row>
        <table:table-row table:style-name="ro1">
          <table:table-cell table:formula="of:=[data.B15]" office:value-type="float" office:value="110">
            <text:p>110</text:p>
          </table:table-cell>
          <table:table-cell table:formula="of:=[data.C15]" office:value-type="float" office:value="48.6111945472658">
            <text:p>48.6111945473</text:p>
          </table:table-cell>
          <table:table-cell table:formula="of:=[frame.D15]" office:value-type="float" office:value="26.5255610458553">
            <text:p>26.52556</text:p>
          </table:table-cell>
          <table:table-cell table:formula="of:=IF([data.E15]=&quot;A&quot;;1;0)" office:value-type="float" office:value="0">
            <text:p>0</text:p>
          </table:table-cell>
          <table:table-cell table:formula="of:=IF([data.E15]=&quot;B&quot;;1;0)" office:value-type="float" office:value="1">
            <text:p>1</text:p>
          </table:table-cell>
          <table:table-cell table:formula="of:=IF([data.E15]=&quot;C&quot;;1;0)" office:value-type="float" office:value="0">
            <text:p>0</text:p>
          </table:table-cell>
        </table:table-row>
        <table:table-row table:style-name="ro1">
          <table:table-cell table:formula="of:=[data.B16]" office:value-type="float" office:value="113">
            <text:p>113</text:p>
          </table:table-cell>
          <table:table-cell table:formula="of:=[data.C16]" office:value-type="float" office:value="2.49439573381096">
            <text:p>2.4943957338</text:p>
          </table:table-cell>
          <table:table-cell table:formula="of:=[frame.D16]" office:value-type="float" office:value="56.2432598788291">
            <text:p>56.24326</text:p>
          </table:table-cell>
          <table:table-cell table:formula="of:=IF([data.E16]=&quot;A&quot;;1;0)" office:value-type="float" office:value="0">
            <text:p>0</text:p>
          </table:table-cell>
          <table:table-cell table:formula="of:=IF([data.E16]=&quot;B&quot;;1;0)" office:value-type="float" office:value="0">
            <text:p>0</text:p>
          </table:table-cell>
          <table:table-cell table:formula="of:=IF([data.E16]=&quot;C&quot;;1;0)" office:value-type="float" office:value="1">
            <text:p>1</text:p>
          </table:table-cell>
        </table:table-row>
        <table:table-row table:style-name="ro1">
          <table:table-cell table:formula="of:=[data.B17]" office:value-type="float" office:value="116">
            <text:p>116</text:p>
          </table:table-cell>
          <table:table-cell table:formula="of:=[data.C17]" office:value-type="float" office:value="18.3796075172722">
            <text:p>18.3796075173</text:p>
          </table:table-cell>
          <table:table-cell table:formula="of:=[frame.D17]" office:value-type="float" office:value="71.3523311540484">
            <text:p>71.35233</text:p>
          </table:table-cell>
          <table:table-cell table:formula="of:=IF([data.E17]=&quot;A&quot;;1;0)" office:value-type="float" office:value="1">
            <text:p>1</text:p>
          </table:table-cell>
          <table:table-cell table:formula="of:=IF([data.E17]=&quot;B&quot;;1;0)" office:value-type="float" office:value="0">
            <text:p>0</text:p>
          </table:table-cell>
          <table:table-cell table:formula="of:=IF([data.E17]=&quot;C&quot;;1;0)" office:value-type="float" office:value="0">
            <text:p>0</text:p>
          </table:table-cell>
        </table:table-row>
        <table:table-row table:style-name="ro1">
          <table:table-cell table:formula="of:=[data.B18]" office:value-type="float" office:value="119">
            <text:p>119</text:p>
          </table:table-cell>
          <table:table-cell table:formula="of:=[data.C18]" office:value-type="float" office:value="35.8174170134589">
            <text:p>35.8174170135</text:p>
          </table:table-cell>
          <table:table-cell table:formula="of:=[frame.D18]" office:value-type="float" office:value="75.3747354727238">
            <text:p>75.37474</text:p>
          </table:table-cell>
          <table:table-cell table:formula="of:=IF([data.E18]=&quot;A&quot;;1;0)" office:value-type="float" office:value="0">
            <text:p>0</text:p>
          </table:table-cell>
          <table:table-cell table:formula="of:=IF([data.E18]=&quot;B&quot;;1;0)" office:value-type="float" office:value="0">
            <text:p>0</text:p>
          </table:table-cell>
          <table:table-cell table:formula="of:=IF([data.E18]=&quot;C&quot;;1;0)" office:value-type="float" office:value="1">
            <text:p>1</text:p>
          </table:table-cell>
        </table:table-row>
        <table:table-row table:style-name="ro1">
          <table:table-cell table:formula="of:=[data.B19]" office:value-type="float" office:value="122">
            <text:p>122</text:p>
          </table:table-cell>
          <table:table-cell table:formula="of:=[data.C19]" office:value-type="float" office:value="43.1699929526076">
            <text:p>43.1699929526</text:p>
          </table:table-cell>
          <table:table-cell table:formula="of:=[frame.D19]" office:value-type="float" office:value="69.6193792391568">
            <text:p>69.61938</text:p>
          </table:table-cell>
          <table:table-cell table:formula="of:=IF([data.E19]=&quot;A&quot;;1;0)" office:value-type="float" office:value="0">
            <text:p>0</text:p>
          </table:table-cell>
          <table:table-cell table:formula="of:=IF([data.E19]=&quot;B&quot;;1;0)" office:value-type="float" office:value="1">
            <text:p>1</text:p>
          </table:table-cell>
          <table:table-cell table:formula="of:=IF([data.E19]=&quot;C&quot;;1;0)" office:value-type="float" office:value="0">
            <text:p>0</text:p>
          </table:table-cell>
        </table:table-row>
        <table:table-row table:style-name="ro1">
          <table:table-cell table:formula="of:=[data.B20]" office:value-type="float" office:value="125">
            <text:p>125</text:p>
          </table:table-cell>
          <table:table-cell table:formula="of:=[data.C20]" office:value-type="float" office:value="40.6858862843365">
            <text:p>40.6858862843</text:p>
          </table:table-cell>
          <table:table-cell table:formula="of:=[frame.D20]" office:value-type="float" office:value="84.9734789226204">
            <text:p>84.97348</text:p>
          </table:table-cell>
          <table:table-cell table:formula="of:=IF([data.E20]=&quot;A&quot;;1;0)" office:value-type="float" office:value="0">
            <text:p>0</text:p>
          </table:table-cell>
          <table:table-cell table:formula="of:=IF([data.E20]=&quot;B&quot;;1;0)" office:value-type="float" office:value="1">
            <text:p>1</text:p>
          </table:table-cell>
          <table:table-cell table:formula="of:=IF([data.E20]=&quot;C&quot;;1;0)" office:value-type="float" office:value="0">
            <text:p>0</text:p>
          </table:table-cell>
        </table:table-row>
        <table:table-row table:style-name="ro1">
          <table:table-cell table:formula="of:=[data.B21]" office:value-type="float" office:value="128">
            <text:p>128</text:p>
          </table:table-cell>
          <table:table-cell table:formula="of:=[data.C21]" office:value-type="float" office:value="2.94533530250192">
            <text:p>2.9453353025</text:p>
          </table:table-cell>
          <table:table-cell table:formula="of:=[frame.D21]" office:value-type="float" office:value="90.3092227876186">
            <text:p>90.30922</text:p>
          </table:table-cell>
          <table:table-cell table:formula="of:=IF([data.E21]=&quot;A&quot;;1;0)" office:value-type="float" office:value="0">
            <text:p>0</text:p>
          </table:table-cell>
          <table:table-cell table:formula="of:=IF([data.E21]=&quot;B&quot;;1;0)" office:value-type="float" office:value="1">
            <text:p>1</text:p>
          </table:table-cell>
          <table:table-cell table:formula="of:=IF([data.E21]=&quot;C&quot;;1;0)" office:value-type="float" office:value="0">
            <text:p>0</text:p>
          </table:table-cell>
        </table:table-row>
        <table:table-row table:style-name="ro1">
          <table:table-cell table:formula="of:=[data.B22]" office:value-type="float" office:value="131">
            <text:p>131</text:p>
          </table:table-cell>
          <table:table-cell table:formula="of:=[data.C22]" office:value-type="float" office:value="44.210579409264">
            <text:p>44.2105794093</text:p>
          </table:table-cell>
          <table:table-cell table:formula="of:=[frame.D22]" office:value-type="float" office:value="10.9525797422975">
            <text:p>10.95258</text:p>
          </table:table-cell>
          <table:table-cell table:formula="of:=IF([data.E22]=&quot;A&quot;;1;0)" office:value-type="float" office:value="0">
            <text:p>0</text:p>
          </table:table-cell>
          <table:table-cell table:formula="of:=IF([data.E22]=&quot;B&quot;;1;0)" office:value-type="float" office:value="0">
            <text:p>0</text:p>
          </table:table-cell>
          <table:table-cell table:formula="of:=IF([data.E22]=&quot;C&quot;;1;0)" office:value-type="float" office:value="1">
            <text:p>1</text:p>
          </table:table-cell>
        </table:table-row>
        <table:table-row table:style-name="ro1">
          <table:table-cell table:formula="of:=[data.B23]" office:value-type="float" office:value="209">
            <text:p>209</text:p>
          </table:table-cell>
          <table:table-cell table:formula="of:=[data.C23]" office:value-type="float" office:value="6.68805968016386">
            <text:p>6.6880596802</text:p>
          </table:table-cell>
          <table:table-cell table:formula="of:=[frame.D23]" office:value-type="float" office:value="39.0705722384155">
            <text:p>39.07057</text:p>
          </table:table-cell>
          <table:table-cell table:formula="of:=IF([data.E23]=&quot;A&quot;;1;0)" office:value-type="float" office:value="1">
            <text:p>1</text:p>
          </table:table-cell>
          <table:table-cell table:formula="of:=IF([data.E23]=&quot;B&quot;;1;0)" office:value-type="float" office:value="0">
            <text:p>0</text:p>
          </table:table-cell>
          <table:table-cell table:formula="of:=IF([data.E23]=&quot;C&quot;;1;0)" office:value-type="float" office:value="0">
            <text:p>0</text:p>
          </table:table-cell>
        </table:table-row>
        <table:table-row table:style-name="ro1">
          <table:table-cell table:formula="of:=[data.B24]" office:value-type="float" office:value="212">
            <text:p>212</text:p>
          </table:table-cell>
          <table:table-cell table:formula="of:=[data.C24]" office:value-type="float" office:value="7.4672436574474">
            <text:p>7.4672436574</text:p>
          </table:table-cell>
          <table:table-cell table:formula="of:=[frame.D24]" office:value-type="float" office:value="68.105475185439">
            <text:p>68.10548</text:p>
          </table:table-cell>
          <table:table-cell table:formula="of:=IF([data.E24]=&quot;A&quot;;1;0)" office:value-type="float" office:value="1">
            <text:p>1</text:p>
          </table:table-cell>
          <table:table-cell table:formula="of:=IF([data.E24]=&quot;B&quot;;1;0)" office:value-type="float" office:value="0">
            <text:p>0</text:p>
          </table:table-cell>
          <table:table-cell table:formula="of:=IF([data.E24]=&quot;C&quot;;1;0)" office:value-type="float" office:value="0">
            <text:p>0</text:p>
          </table:table-cell>
        </table:table-row>
        <table:table-row table:style-name="ro1">
          <table:table-cell table:formula="of:=[data.B25]" office:value-type="float" office:value="215">
            <text:p>215</text:p>
          </table:table-cell>
          <table:table-cell table:formula="of:=[data.C25]" office:value-type="float" office:value="27.0485466578975">
            <text:p>27.0485466579</text:p>
          </table:table-cell>
          <table:table-cell table:formula="of:=[frame.D25]" office:value-type="float" office:value="87.0318118017167">
            <text:p>87.03181</text:p>
          </table:table-cell>
          <table:table-cell table:formula="of:=IF([data.E25]=&quot;A&quot;;1;0)" office:value-type="float" office:value="0">
            <text:p>0</text:p>
          </table:table-cell>
          <table:table-cell table:formula="of:=IF([data.E25]=&quot;B&quot;;1;0)" office:value-type="float" office:value="0">
            <text:p>0</text:p>
          </table:table-cell>
          <table:table-cell table:formula="of:=IF([data.E25]=&quot;C&quot;;1;0)" office:value-type="float" office:value="1">
            <text:p>1</text:p>
          </table:table-cell>
        </table:table-row>
        <table:table-row table:style-name="ro1">
          <table:table-cell table:formula="of:=[data.B26]" office:value-type="float" office:value="218">
            <text:p>218</text:p>
          </table:table-cell>
          <table:table-cell table:formula="of:=[data.C26]" office:value-type="float" office:value="38.0396160297096">
            <text:p>38.0396160297</text:p>
          </table:table-cell>
          <table:table-cell table:formula="of:=[frame.D26]" office:value-type="float" office:value="76.0604233946651">
            <text:p>76.06042</text:p>
          </table:table-cell>
          <table:table-cell table:formula="of:=IF([data.E26]=&quot;A&quot;;1;0)" office:value-type="float" office:value="0">
            <text:p>0</text:p>
          </table:table-cell>
          <table:table-cell table:formula="of:=IF([data.E26]=&quot;B&quot;;1;0)" office:value-type="float" office:value="1">
            <text:p>1</text:p>
          </table:table-cell>
          <table:table-cell table:formula="of:=IF([data.E26]=&quot;C&quot;;1;0)" office:value-type="float" office:value="0">
            <text:p>0</text:p>
          </table:table-cell>
        </table:table-row>
        <table:table-row table:style-name="ro1">
          <table:table-cell table:formula="of:=[data.B27]" office:value-type="float" office:value="221">
            <text:p>221</text:p>
          </table:table-cell>
          <table:table-cell table:formula="of:=[data.C27]" office:value-type="float" office:value="5.52428665105253">
            <text:p>5.5242866511</text:p>
          </table:table-cell>
          <table:table-cell table:formula="of:=[frame.D27]" office:value-type="float" office:value="79.1540484875441">
            <text:p>79.15405</text:p>
          </table:table-cell>
          <table:table-cell table:formula="of:=IF([data.E27]=&quot;A&quot;;1;0)" office:value-type="float" office:value="0">
            <text:p>0</text:p>
          </table:table-cell>
          <table:table-cell table:formula="of:=IF([data.E27]=&quot;B&quot;;1;0)" office:value-type="float" office:value="0">
            <text:p>0</text:p>
          </table:table-cell>
          <table:table-cell table:formula="of:=IF([data.E27]=&quot;C&quot;;1;0)" office:value-type="float" office:value="1">
            <text:p>1</text:p>
          </table:table-cell>
        </table:table-row>
        <table:table-row table:style-name="ro1">
          <table:table-cell table:formula="of:=[data.B28]" office:value-type="float" office:value="224">
            <text:p>224</text:p>
          </table:table-cell>
          <table:table-cell table:formula="of:=[data.C28]" office:value-type="float" office:value="30.6041610427201">
            <text:p>30.6041610427</text:p>
          </table:table-cell>
          <table:table-cell table:formula="of:=[frame.D28]" office:value-type="float" office:value="35.9113517217338">
            <text:p>35.91135</text:p>
          </table:table-cell>
          <table:table-cell table:formula="of:=IF([data.E28]=&quot;A&quot;;1;0)" office:value-type="float" office:value="0">
            <text:p>0</text:p>
          </table:table-cell>
          <table:table-cell table:formula="of:=IF([data.E28]=&quot;B&quot;;1;0)" office:value-type="float" office:value="0">
            <text:p>0</text:p>
          </table:table-cell>
          <table:table-cell table:formula="of:=IF([data.E28]=&quot;C&quot;;1;0)" office:value-type="float" office:value="1">
            <text:p>1</text:p>
          </table:table-cell>
        </table:table-row>
        <table:table-row table:style-name="ro1">
          <table:table-cell table:formula="of:=[data.B29]" office:value-type="float" office:value="227">
            <text:p>227</text:p>
          </table:table-cell>
          <table:table-cell table:formula="of:=[data.C29]" office:value-type="float" office:value="13.7867407174781">
            <text:p>13.7867407175</text:p>
          </table:table-cell>
          <table:table-cell table:formula="of:=[frame.D29]" office:value-type="float" office:value="37.2687454801053">
            <text:p>37.26875</text:p>
          </table:table-cell>
          <table:table-cell table:formula="of:=IF([data.E29]=&quot;A&quot;;1;0)" office:value-type="float" office:value="1">
            <text:p>1</text:p>
          </table:table-cell>
          <table:table-cell table:formula="of:=IF([data.E29]=&quot;B&quot;;1;0)" office:value-type="float" office:value="0">
            <text:p>0</text:p>
          </table:table-cell>
          <table:table-cell table:formula="of:=IF([data.E29]=&quot;C&quot;;1;0)" office:value-type="float" office:value="0">
            <text:p>0</text:p>
          </table:table-cell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 table:formula="of:=[data.F1]" office:value-type="string" office:string-value="Target">
            <text:p>Target</text:p>
          </table:table-cell>
        </table:table-row>
        <table:table-row table:style-name="ro1">
          <table:table-cell table:formula="of:=[data.F2]" office:value-type="float" office:value="0">
            <text:p>0</text:p>
          </table:table-cell>
        </table:table-row>
        <table:table-row table:style-name="ro1">
          <table:table-cell table:formula="of:=[data.F3]" office:value-type="float" office:value="0">
            <text:p>0</text:p>
          </table:table-cell>
        </table:table-row>
        <table:table-row table:style-name="ro1">
          <table:table-cell table:formula="of:=[data.F4]" office:value-type="float" office:value="0">
            <text:p>0</text:p>
          </table:table-cell>
        </table:table-row>
        <table:table-row table:style-name="ro1">
          <table:table-cell table:formula="of:=[data.F5]" office:value-type="float" office:value="0">
            <text:p>0</text:p>
          </table:table-cell>
        </table:table-row>
        <table:table-row table:style-name="ro1">
          <table:table-cell table:formula="of:=[data.F6]" office:value-type="float" office:value="0">
            <text:p>0</text:p>
          </table:table-cell>
        </table:table-row>
        <table:table-row table:style-name="ro1">
          <table:table-cell table:formula="of:=[data.F7]" office:value-type="float" office:value="1">
            <text:p>1</text:p>
          </table:table-cell>
        </table:table-row>
        <table:table-row table:style-name="ro1">
          <table:table-cell table:formula="of:=[data.F8]" office:value-type="float" office:value="1">
            <text:p>1</text:p>
          </table:table-cell>
        </table:table-row>
        <table:table-row table:style-name="ro1">
          <table:table-cell table:formula="of:=[data.F9]" office:value-type="float" office:value="1">
            <text:p>1</text:p>
          </table:table-cell>
        </table:table-row>
        <table:table-row table:style-name="ro1">
          <table:table-cell table:formula="of:=[data.F10]" office:value-type="float" office:value="0">
            <text:p>0</text:p>
          </table:table-cell>
        </table:table-row>
        <table:table-row table:style-name="ro1">
          <table:table-cell table:formula="of:=[data.F11]" office:value-type="float" office:value="0">
            <text:p>0</text:p>
          </table:table-cell>
        </table:table-row>
        <table:table-row table:style-name="ro1">
          <table:table-cell table:formula="of:=[data.F12]" office:value-type="float" office:value="0">
            <text:p>0</text:p>
          </table:table-cell>
        </table:table-row>
        <table:table-row table:style-name="ro1">
          <table:table-cell table:formula="of:=[data.F13]" office:value-type="float" office:value="1">
            <text:p>1</text:p>
          </table:table-cell>
        </table:table-row>
        <table:table-row table:style-name="ro1">
          <table:table-cell table:formula="of:=[data.F14]" office:value-type="float" office:value="1">
            <text:p>1</text:p>
          </table:table-cell>
        </table:table-row>
        <table:table-row table:style-name="ro1">
          <table:table-cell table:formula="of:=[data.F15]" office:value-type="float" office:value="1">
            <text:p>1</text:p>
          </table:table-cell>
        </table:table-row>
        <table:table-row table:style-name="ro1">
          <table:table-cell table:formula="of:=[data.F16]" office:value-type="float" office:value="1">
            <text:p>1</text:p>
          </table:table-cell>
        </table:table-row>
        <table:table-row table:style-name="ro1">
          <table:table-cell table:formula="of:=[data.F17]" office:value-type="float" office:value="1">
            <text:p>1</text:p>
          </table:table-cell>
        </table:table-row>
        <table:table-row table:style-name="ro1">
          <table:table-cell table:formula="of:=[data.F18]" office:value-type="float" office:value="1">
            <text:p>1</text:p>
          </table:table-cell>
        </table:table-row>
        <table:table-row table:style-name="ro1">
          <table:table-cell table:formula="of:=[data.F19]" office:value-type="float" office:value="1">
            <text:p>1</text:p>
          </table:table-cell>
        </table:table-row>
        <table:table-row table:style-name="ro1">
          <table:table-cell table:formula="of:=[data.F20]" office:value-type="float" office:value="1">
            <text:p>1</text:p>
          </table:table-cell>
        </table:table-row>
        <table:table-row table:style-name="ro1">
          <table:table-cell table:formula="of:=[data.F21]" office:value-type="float" office:value="1">
            <text:p>1</text:p>
          </table:table-cell>
        </table:table-row>
        <table:table-row table:style-name="ro1">
          <table:table-cell table:formula="of:=[data.F22]" office:value-type="float" office:value="1">
            <text:p>1</text:p>
          </table:table-cell>
        </table:table-row>
        <table:table-row table:style-name="ro1">
          <table:table-cell table:formula="of:=[data.F23]" office:value-type="float" office:value="1">
            <text:p>1</text:p>
          </table:table-cell>
        </table:table-row>
        <table:table-row table:style-name="ro1">
          <table:table-cell table:formula="of:=[data.F24]" office:value-type="float" office:value="1">
            <text:p>1</text:p>
          </table:table-cell>
        </table:table-row>
        <table:table-row table:style-name="ro1">
          <table:table-cell table:formula="of:=[data.F25]" office:value-type="float" office:value="1">
            <text:p>1</text:p>
          </table:table-cell>
        </table:table-row>
        <table:table-row table:style-name="ro1">
          <table:table-cell table:formula="of:=[data.F26]" office:value-type="float" office:value="1">
            <text:p>1</text:p>
          </table:table-cell>
        </table:table-row>
        <table:table-row table:style-name="ro1">
          <table:table-cell table:formula="of:=[data.F27]" office:value-type="float" office:value="1">
            <text:p>1</text:p>
          </table:table-cell>
        </table:table-row>
        <table:table-row table:style-name="ro1">
          <table:table-cell table:formula="of:=[data.F28]" office:value-type="float" office:value="1">
            <text:p>1</text:p>
          </table:table-cell>
        </table:table-row>
        <table:table-row table:style-name="ro1">
          <table:table-cell table:formula="of:=[data.F29]"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6P0"/>
    </number:currency-style>
    <number:number-style style:name="N127">
      <number:number number:decimal-places="9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10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2" number:min-integer-digits="1"/>
    </number:number-style>
    <number:number-style style:name="N136">
      <number:number number:decimal-places="13" number:min-integer-digits="1"/>
    </number:number-style>
    <number:number-style style:name="N137">
      <number:number number:decimal-places="14" number:min-integer-digits="1"/>
    </number:number-style>
    <number:number-style style:name="N138">
      <number:number number:decimal-places="15" number:min-integer-digits="1"/>
    </number:number-style>
    <number:number-style style:name="N139">
      <number:number number:decimal-places="16" number:min-integer-digits="1"/>
    </number:number-style>
    <number:number-style style:name="N140">
      <number:number number:decimal-places="17" number:min-integer-digits="1"/>
    </number:number-style>
    <number:number-style style:name="N141">
      <number:number number:decimal-places="18" number:min-integer-digits="1"/>
    </number:number-style>
    <number:number-style style:name="N142">
      <number:number number:decimal-places="19" number:min-integer-digits="1"/>
    </number:number-style>
    <number:number-style style:name="N143">
      <number:number number:decimal-places="20" number:min-integer-digits="1"/>
    </number:number-style>
    <number:number-style style:name="N144">
      <number:number number:decimal-places="1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odriguez</meta:initial-creator>
    <meta:creation-date>2013-01-17T21:36:55</meta:creation-date>
    <meta:generator>LibreOffice/3.5$Linux_X86_64 LibreOffice_project/350m1$Build-2</meta:generator>
    <dc:date>2013-01-23T23:20:37</dc:date>
    <dc:creator>Daniel Rodriguez</dc:creator>
    <meta:editing-duration>PT5M15S</meta:editing-duration>
    <meta:editing-cycles>5</meta:editing-cycles>
    <meta:document-statistic meta:table-count="6" meta:cell-count="746" meta:object-count="0"/>
  </office:meta>
</office:document-meta>
</file>